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900000049BCE77349AF3D2E3B.png" manifest:media-type="image/png"/>
  <manifest:file-entry manifest:full-path="Pictures/100007E00000078B0000078BA5D6E962A0E84187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3b216"/>
    </style:style>
    <style:style style:name="P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94778"/>
    </style:style>
    <style:style style:name="P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72975"/>
    </style:style>
    <style:style style:name="P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f1de"/>
    </style:style>
    <style:style style:name="P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c288"/>
    </style:style>
    <style:style style:name="P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e0ee6"/>
    </style:style>
    <style:style style:name="P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4ae78"/>
    </style:style>
    <style:style style:name="P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d3587"/>
    </style:style>
    <style:style style:name="P1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0463c"/>
    </style:style>
    <style:style style:name="P1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6ee1e"/>
    </style:style>
    <style:style style:name="P1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0662"/>
    </style:style>
    <style:style style:name="P1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8a6699"/>
    </style:style>
    <style:style style:name="P1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7bcff0"/>
    </style:style>
    <style:style style:name="P1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3d37"/>
    </style:style>
    <style:style style:name="P1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22b679"/>
    </style:style>
    <style:style style:name="P1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db9b06"/>
    </style:style>
    <style:style style:name="P1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745ad9" officeooo:paragraph-rsid="00745ad9" style:font-weight-asian="normal" style:font-weight-complex="normal"/>
    </style:style>
    <style:style style:name="P1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32041a" officeooo:paragraph-rsid="0032041a" style:font-weight-asian="normal" style:font-weight-complex="normal"/>
    </style:style>
    <style:style style:name="P2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4f1de" style:font-weight-asian="normal" style:font-weight-complex="normal"/>
    </style:style>
    <style:style style:name="P2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61718" style:font-weight-asian="normal" style:font-weight-complex="normal"/>
    </style:style>
    <style:style style:name="P2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5cf811" style:font-weight-asian="normal" style:font-weight-complex="normal"/>
    </style:style>
    <style:style style:name="P2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c13698" style:font-weight-asian="normal" style:font-weight-complex="normal"/>
    </style:style>
    <style:style style:name="P2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40d982" style:font-weight-asian="normal" style:font-weight-complex="normal"/>
    </style:style>
    <style:style style:name="P2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ee6ba4" style:font-weight-asian="normal" style:font-weight-complex="normal"/>
    </style:style>
    <style:style style:name="P2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2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10a4fce" style:font-weight-asian="normal" style:font-weight-complex="normal"/>
    </style:style>
    <style:style style:name="P2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1b3e56" officeooo:paragraph-rsid="00408209" style:font-weight-asian="normal" style:font-weight-complex="normal"/>
    </style:style>
    <style:style style:name="P2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408209" officeooo:paragraph-rsid="00c3c71b" style:font-weight-asian="normal" style:font-weight-complex="normal"/>
    </style:style>
    <style:style style:name="P3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1b214a" officeooo:paragraph-rsid="011b214a" style:font-weight-asian="normal" style:font-weight-complex="normal"/>
    </style:style>
    <style:style style:name="P3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745ad9"/>
    </style:style>
    <style:style style:name="P3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4e0ee6"/>
    </style:style>
    <style:style style:name="P3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e504a4"/>
    </style:style>
    <style:style style:name="P3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bcd624"/>
    </style:style>
    <style:style style:name="P3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e308af"/>
    </style:style>
    <style:style style:name="P3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5a9d8f" officeooo:paragraph-rsid="00e504a4"/>
    </style:style>
    <style:style style:name="P3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f94841" fo:background-color="transparent"/>
    </style:style>
    <style:style style:name="P3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59c96" officeooo:paragraph-rsid="00f34e22"/>
    </style:style>
    <style:style style:name="P3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22b679" officeooo:paragraph-rsid="0030463c"/>
    </style:style>
    <style:style style:name="P4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0d982"/>
    </style:style>
    <style:style style:name="P4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13b216"/>
    </style:style>
    <style:style style:name="P4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45ad9"/>
    </style:style>
    <style:style style:name="P4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2c288"/>
    </style:style>
    <style:style style:name="P4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6e9e53"/>
    </style:style>
    <style:style style:name="P4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0ec7d"/>
    </style:style>
    <style:style style:name="P4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c7182"/>
    </style:style>
    <style:style style:name="P4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/>
    </style:style>
    <style:style style:name="P4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2847c"/>
    </style:style>
    <style:style style:name="P4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04f1de"/>
    </style:style>
    <style:style style:name="P5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8b35de"/>
    </style:style>
    <style:style style:name="P5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b7427f"/>
    </style:style>
    <style:style style:name="P5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a8c0e9"/>
    </style:style>
    <style:style style:name="P5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a04e3"/>
    </style:style>
    <style:style style:name="P5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5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e6ba4"/>
    </style:style>
    <style:style style:name="P5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5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5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13698"/>
    </style:style>
    <style:style style:name="P5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6f4f7"/>
    </style:style>
    <style:style style:name="P6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3f27b"/>
    </style:style>
    <style:style style:name="P6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62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f85d"/>
    </style:style>
    <style:style style:name="P63" style:family="paragraph" style:parent-style-name="Text_20_body">
      <style:paragraph-properties fo:margin-top="0cm" fo:margin-bottom="0.254cm" style:contextual-spacing="false" fo:line-height="100%" fo:text-align="start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64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</style:style>
    <style:style style:name="P65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043d37"/>
    </style:style>
    <style:style style:name="P66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2867a6"/>
    </style:style>
    <style:style style:name="P6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30463c" style:font-style-asian="normal" style:font-style-complex="normal"/>
    </style:style>
    <style:style style:name="P6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3858c" style:font-style-asian="normal" style:font-style-complex="normal"/>
    </style:style>
    <style:style style:name="P6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c7182" style:font-style-asian="normal" style:font-style-complex="normal"/>
    </style:style>
    <style:style style:name="P7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8d8493" style:font-style-asian="normal" style:font-style-complex="normal"/>
    </style:style>
    <style:style style:name="P7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aa75c1" style:font-style-asian="normal" style:font-style-complex="normal"/>
    </style:style>
    <style:style style:name="P7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b7427f" style:font-style-asian="normal" style:font-style-complex="normal"/>
    </style:style>
    <style:style style:name="P7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04a8808" style:font-style-asian="normal" style:font-style-complex="normal"/>
    </style:style>
    <style:style style:name="P7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06f4f7" style:font-style-asian="normal" style:font-style-complex="normal"/>
    </style:style>
    <style:style style:name="P7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0f34e22" style:font-style-asian="normal" style:font-style-complex="normal"/>
    </style:style>
    <style:style style:name="P7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78a2da" style:font-style-asian="normal" style:font-weight-asian="normal" style:font-style-complex="normal" style:font-weight-complex="normal"/>
    </style:style>
    <style:style style:name="P7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0a08d6" style:font-style-asian="normal" style:font-weight-asian="normal" style:font-style-complex="normal" style:font-weight-complex="normal"/>
    </style:style>
    <style:style style:name="P7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072975" style:font-style-asian="normal" style:font-weight-asian="normal" style:font-style-complex="normal" style:font-weight-complex="normal"/>
    </style:style>
    <style:style style:name="P7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30463c" style:font-style-asian="normal" style:font-weight-asian="normal" style:font-style-complex="normal" style:font-weight-complex="normal"/>
    </style:style>
    <style:style style:name="P8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4ae78" style:font-style-asian="normal" style:font-weight-asian="normal" style:font-style-complex="normal" style:font-weight-complex="normal"/>
    </style:style>
    <style:style style:name="P8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c7182" style:font-style-asian="normal" style:font-weight-asian="normal" style:font-style-complex="normal" style:font-weight-complex="normal"/>
    </style:style>
    <style:style style:name="P8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8d8493" style:font-style-asian="normal" style:font-weight-asian="normal" style:font-style-complex="normal" style:font-weight-complex="normal"/>
    </style:style>
    <style:style style:name="P8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6e9e53" officeooo:paragraph-rsid="006e9e53" style:font-style-asian="normal" style:font-weight-asian="normal" style:font-style-complex="normal" style:font-weight-complex="normal"/>
    </style:style>
    <style:style style:name="P8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eecb" officeooo:paragraph-rsid="008deecb" style:font-style-asian="normal" style:font-weight-asian="normal" style:font-style-complex="normal" style:font-weight-complex="normal"/>
    </style:style>
    <style:style style:name="P8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30463c" officeooo:paragraph-rsid="0044ae78" style:font-style-asian="normal" style:font-weight-asian="normal" style:font-style-complex="normal" style:font-weight-complex="normal"/>
    </style:style>
    <style:style style:name="P8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4ae78" officeooo:paragraph-rsid="00483b2d" style:font-style-asian="normal" style:font-weight-asian="normal" style:font-style-complex="normal" style:font-weight-complex="normal"/>
    </style:style>
    <style:style style:name="P8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c3c71b" style:font-style-asian="normal" style:font-weight-asian="normal" style:font-style-complex="normal" style:font-weight-complex="normal"/>
    </style:style>
    <style:style style:name="P8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e504a4" style:font-style-asian="normal" style:font-weight-asian="normal" style:font-style-complex="normal" style:font-weight-complex="normal"/>
    </style:style>
    <style:style style:name="P8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118fd61" style:font-style-asian="normal" style:font-weight-asian="normal" style:font-style-complex="normal" style:font-weight-complex="normal"/>
    </style:style>
    <style:style style:name="P9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c7182" officeooo:paragraph-rsid="004c7182" style:font-style-asian="normal" style:font-weight-asian="normal" style:font-style-complex="normal" style:font-weight-complex="normal"/>
    </style:style>
    <style:style style:name="P9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b7427f" officeooo:paragraph-rsid="00b7427f" style:font-style-asian="normal" style:font-weight-asian="normal" style:font-style-complex="normal" style:font-weight-complex="normal"/>
    </style:style>
    <style:style style:name="P9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c3c71b" officeooo:paragraph-rsid="00e504a4" style:font-style-asian="normal" style:font-weight-asian="normal" style:font-style-complex="normal" style:font-weight-complex="normal"/>
    </style:style>
    <style:style style:name="P9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fe5e62" officeooo:paragraph-rsid="0118fd61" style:font-style-asian="normal" style:font-weight-asian="normal" style:font-style-complex="normal" style:font-weight-complex="normal"/>
    </style:style>
    <style:style style:name="P9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8deecb" style:font-style-asian="normal" style:font-style-complex="normal"/>
    </style:style>
    <style:style style:name="P9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da04e3" style:font-style-asian="normal" style:font-style-complex="normal"/>
    </style:style>
    <style:style style:name="P9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f21339" style:font-style-asian="normal" style:font-style-complex="normal"/>
    </style:style>
    <style:style style:name="P9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fo:font-style="normal" style:text-underline-style="solid" style:text-underline-width="auto" style:text-underline-color="font-color" officeooo:rsid="00043d37" officeooo:paragraph-rsid="00072975" style:font-style-asian="normal" style:font-style-complex="normal"/>
    </style:style>
    <style:style style:name="P9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fo:font-style="normal" style:text-underline-style="solid" style:text-underline-width="auto" style:text-underline-color="font-color" officeooo:rsid="00501dd2" officeooo:paragraph-rsid="00e0a96c" style:font-style-asian="normal" style:font-style-complex="normal"/>
    </style:style>
    <style:style style:name="P9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 fo:background-color="transparent"/>
    </style:style>
    <style:style style:name="P100" style:family="paragraph" style:parent-style-name="Standard">
      <style:paragraph-properties fo:margin-top="0cm" fo:margin-bottom="0.138cm" style:contextual-spacing="false" fo:text-align="justify" style:justify-single-word="false"/>
      <style:text-properties fo:font-style="italic" officeooo:rsid="00e5f85d" officeooo:paragraph-rsid="00e5f85d" style:font-style-asian="italic" style:font-style-complex="italic"/>
    </style:style>
    <style:style style:name="P10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0d3587" style:font-style-asian="normal" style:font-weight-asian="normal" style:font-style-complex="normal" style:font-weight-complex="normal"/>
    </style:style>
    <style:style style:name="P10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ee6ba4" style:font-style-asian="normal" style:font-weight-asian="normal" style:font-style-complex="normal" style:font-weight-complex="normal"/>
    </style:style>
    <style:style style:name="P10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8fd61" style:font-style-asian="normal" style:font-weight-asian="normal" style:font-style-complex="normal" style:font-weight-complex="normal"/>
    </style:style>
    <style:style style:name="P10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b937a" style:font-style-asian="normal" style:font-weight-asian="normal" style:font-style-complex="normal" style:font-weight-complex="normal"/>
    </style:style>
    <style:style style:name="P105" style:family="paragraph" style:parent-style-name="Text_20_body">
      <style:paragraph-properties fo:margin-top="0cm" fo:margin-bottom="0.254cm" style:contextual-spacing="false" fo:line-height="100%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b937a" style:font-style-asian="normal" style:font-weight-asian="normal" style:font-style-complex="normal" style:font-weight-complex="normal"/>
    </style:style>
    <style:style style:name="P106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e5e62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107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90fbc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10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194778"/>
    </style:style>
    <style:style style:name="P10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72975"/>
    </style:style>
    <style:style style:name="P11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20662"/>
    </style:style>
    <style:style style:name="P11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4f1de"/>
    </style:style>
    <style:style style:name="P11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08209"/>
    </style:style>
    <style:style style:name="P11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745ad9"/>
    </style:style>
    <style:style style:name="P114" style:family="paragraph" style:parent-style-name="Heading">
      <style:paragraph-properties fo:break-before="page"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e0a96c"/>
    </style:style>
    <style:style style:name="P11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36ee1e"/>
    </style:style>
    <style:style style:name="P11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117" style:family="paragraph" style:parent-style-name="Heading">
      <style:paragraph-properties fo:break-before="page"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11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bfd4bd"/>
    </style:style>
    <style:style style:name="P11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3d37"/>
    </style:style>
    <style:style style:name="P120" style:family="paragraph" style:parent-style-name="Heading">
      <style:paragraph-properties fo:break-before="page"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2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2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72975"/>
    </style:style>
    <style:style style:name="P12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f1de"/>
    </style:style>
    <style:style style:name="P12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1b214a" officeooo:paragraph-rsid="011b214a"/>
    </style:style>
    <style:style style:name="P125" style:family="paragraph" style:parent-style-name="Heading_20_1">
      <style:paragraph-properties fo:line-height="100%"/>
    </style:style>
    <style:style style:name="P126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0e5f85d"/>
    </style:style>
    <style:style style:name="P127" style:family="paragraph" style:parent-style-name="Standard" style:list-style-name="L1">
      <style:paragraph-properties fo:margin-top="0cm" fo:margin-bottom="0.138cm" style:contextual-spacing="false" fo:text-align="justify" style:justify-single-word="false" fo:break-before="page"/>
      <style:text-properties officeooo:paragraph-rsid="00f5fa7b"/>
    </style:style>
    <style:style style:name="P128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0f5fa7b"/>
    </style:style>
    <style:style style:name="P129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10538f8"/>
    </style:style>
    <style:style style:name="P130" style:family="paragraph" style:parent-style-name="Standard">
      <style:paragraph-properties fo:margin-top="0cm" fo:margin-bottom="0.138cm" style:contextual-spacing="false" fo:text-align="justify" style:justify-single-word="false"/>
      <style:text-properties style:font-name="Liberation Serif1" fo:font-style="normal" style:text-underline-style="none" fo:font-weight="normal" officeooo:rsid="001b8001" officeooo:paragraph-rsid="00f5fa7b" fo:background-color="transparent" style:font-style-asian="normal" style:font-weight-asian="normal" style:font-style-complex="normal" style:font-weight-complex="normal"/>
    </style:style>
    <style:style style:name="P131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.138cm" style:contextual-spacing="false" fo:line-height="100%" fo:text-align="justify" style:justify-single-word="false" fo:text-indent="0cm" style:auto-text-indent="false" style:page-number="auto" fo:background-color="transparent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55d068" officeooo:paragraph-rsid="00e0a96c" fo:background-color="transparent" style:font-style-asian="italic" style:font-weight-asian="normal" style:font-style-complex="italic" style:font-weight-complex="normal"/>
    </style:style>
    <style:style style:name="P132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fo:font-style="normal" officeooo:rsid="0106f4f7" officeooo:paragraph-rsid="0106f4f7" style:font-style-asian="normal" style:font-style-complex="normal"/>
    </style:style>
    <style:style style:name="P133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fo:font-style="normal" officeooo:rsid="0055d068" officeooo:paragraph-rsid="00e0a96c" style:font-style-asian="normal" style:font-style-complex="normal"/>
    </style:style>
    <style:style style:name="P134" style:family="paragraph" style:parent-style-name="Standard" style:list-style-name="L1">
      <style:paragraph-properties fo:margin-top="0cm" fo:margin-bottom="0.138cm" style:contextual-spacing="false" fo:text-align="justify" style:justify-single-word="false" fo:break-before="page"/>
      <style:text-properties fo:font-style="normal" officeooo:rsid="001cca0a" officeooo:paragraph-rsid="00f94841" style:font-style-asian="normal" style:font-style-complex="normal"/>
    </style:style>
    <style:style style:name="P135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fo:font-style="normal" officeooo:rsid="001cca0a" officeooo:paragraph-rsid="00f94841" style:font-style-asian="normal" style:font-style-complex="normal"/>
    </style:style>
    <style:style style:name="P136" style:family="paragraph" style:parent-style-name="Standard">
      <style:paragraph-properties fo:margin-top="0cm" fo:margin-bottom="0.138cm" style:contextual-spacing="false" fo:text-align="justify" style:justify-single-word="false"/>
      <style:text-properties fo:font-style="normal" fo:font-weight="bold" officeooo:rsid="001cca0a" officeooo:paragraph-rsid="00f94841" style:font-style-asian="normal" style:font-weight-asian="bold" style:font-style-complex="normal" style:font-weight-complex="bold"/>
    </style:style>
    <style:style style:name="P137" style:family="paragraph" style:parent-style-name="Standard" style:list-style-name="L1">
      <style:paragraph-properties fo:margin-top="0cm" fo:margin-bottom="0.138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55d068" officeooo:paragraph-rsid="00e0a96c" style:font-style-asian="normal" style:font-style-complex="normal"/>
    </style:style>
    <style:style style:name="P13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1b937a" officeooo:paragraph-rsid="011b937a" style:font-weight-asian="normal" style:font-weight-complex="normal"/>
    </style:style>
    <style:style style:name="P13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e623c" officeooo:paragraph-rsid="010e623c" style:font-weight-asian="normal" style:font-weight-complex="normal"/>
    </style:style>
    <style:style style:name="P14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6f4f7" officeooo:paragraph-rsid="0106f4f7" style:font-weight-asian="normal" style:font-weight-complex="normal"/>
    </style:style>
    <style:style style:name="P14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17dda" officeooo:paragraph-rsid="010538f8"/>
    </style:style>
    <style:style style:name="P14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15b53" officeooo:paragraph-rsid="01015b53"/>
    </style:style>
    <style:style style:name="P14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d5cdf" officeooo:paragraph-rsid="00fd5cdf"/>
    </style:style>
    <style:style style:name="P14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14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0f94841"/>
    </style:style>
    <style:style style:name="P14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0f5fa7b"/>
    </style:style>
    <style:style style:name="P14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99370d" officeooo:paragraph-rsid="00e0a96c"/>
    </style:style>
    <style:style style:name="P14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0a96c"/>
    </style:style>
    <style:style style:name="P14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c50b2" officeooo:paragraph-rsid="00e0a96c" style:font-style-asian="normal" style:font-style-complex="normal"/>
    </style:style>
    <style:style style:name="P15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deecb" officeooo:paragraph-rsid="011b937a" style:font-style-asian="normal" style:font-style-complex="normal"/>
    </style:style>
    <style:style style:name="P15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deecb" officeooo:paragraph-rsid="011b937a" style:font-style-asian="normal" style:font-style-complex="normal"/>
    </style:style>
    <style:style style:name="P15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15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10538f8" style:font-style-asian="normal" style:font-style-complex="normal"/>
    </style:style>
    <style:style style:name="P154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normal" style:text-underline-style="none" fo:font-weight="normal" officeooo:rsid="001e079d" officeooo:paragraph-rsid="011b937a" fo:background-color="transparent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3b216" style:font-style-asian="italic" style:font-style-complex="italic"/>
    </style:style>
    <style:style style:name="T3" style:family="text">
      <style:text-properties fo:font-style="italic" officeooo:rsid="00f82310" style:font-style-asian="italic" style:font-style-complex="italic"/>
    </style:style>
    <style:style style:name="T4" style:family="text">
      <style:text-properties fo:font-style="italic" officeooo:rsid="001b3e56" style:font-style-asian="italic" style:font-style-complex="italic"/>
    </style:style>
    <style:style style:name="T5" style:family="text">
      <style:text-properties fo:font-style="italic" officeooo:rsid="00c2d31a" style:font-style-asian="italic" style:font-style-complex="italic"/>
    </style:style>
    <style:style style:name="T6" style:family="text">
      <style:text-properties fo:font-style="italic" officeooo:rsid="00f94841" style:font-style-asian="italic" style:font-style-complex="italic"/>
    </style:style>
    <style:style style:name="T7" style:family="text">
      <style:text-properties fo:font-style="italic" officeooo:rsid="0100d3be" style:font-style-asian="italic" style:font-style-complex="italic"/>
    </style:style>
    <style:style style:name="T8" style:family="text">
      <style:text-properties fo:font-style="italic" officeooo:rsid="010a4fce" style:font-style-asian="italic" style:font-style-complex="italic"/>
    </style:style>
    <style:style style:name="T9" style:family="text">
      <style:text-properties fo:font-style="italic" officeooo:rsid="0113f27b" style:font-style-asian="italic" style:font-style-complex="italic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059c96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04f1de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21619c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420662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42c288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a8c0e9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d26a3f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e308af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bcd624" style:font-style-asian="italic" style:font-weight-asian="normal" style:font-style-complex="italic" style:font-weight-complex="normal"/>
    </style:style>
    <style:style style:name="T20" style:family="text">
      <style:text-properties fo:font-style="italic" style:text-underline-style="none" fo:font-weight="normal" officeooo:rsid="00420662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none" fo:font-weight="normal" officeooo:rsid="0004f1de" style:font-style-asian="italic" style:font-weight-asian="normal" style:font-style-complex="italic" style:font-weight-complex="normal"/>
    </style:style>
    <style:style style:name="T22" style:family="text">
      <style:text-properties fo:font-style="italic" style:text-underline-style="none" fo:font-weight="normal" officeooo:rsid="00059c96" style:font-style-asian="italic" style:font-weight-asian="normal" style:font-style-complex="italic" style:font-weight-complex="normal"/>
    </style:style>
    <style:style style:name="T23" style:family="text">
      <style:text-properties fo:font-style="italic" style:text-underline-style="none" fo:font-weight="normal" officeooo:rsid="00072975" style:font-style-asian="italic" style:font-weight-asian="normal" style:font-style-complex="italic" style:font-weight-complex="normal"/>
    </style:style>
    <style:style style:name="T24" style:family="text">
      <style:text-properties fo:font-style="italic" style:text-underline-style="none" fo:font-weight="normal" officeooo:rsid="0008bf16" style:font-style-asian="italic" style:font-weight-asian="normal" style:font-style-complex="italic" style:font-weight-complex="normal"/>
    </style:style>
    <style:style style:name="T25" style:family="text">
      <style:text-properties fo:font-style="italic" style:text-underline-style="none" fo:font-weight="normal" officeooo:rsid="004124e5" style:font-style-asian="italic" style:font-weight-asian="normal" style:font-style-complex="italic" style:font-weight-complex="normal"/>
    </style:style>
    <style:style style:name="T26" style:family="text">
      <style:text-properties fo:font-style="italic" style:text-underline-style="none" fo:font-weight="normal" officeooo:rsid="0042c288" style:font-style-asian="italic" style:font-weight-asian="normal" style:font-style-complex="italic" style:font-weight-complex="normal"/>
    </style:style>
    <style:style style:name="T27" style:family="text">
      <style:text-properties fo:font-style="italic" style:text-underline-style="none" fo:font-weight="normal" officeooo:rsid="008a6699" style:font-style-asian="italic" style:font-weight-asian="normal" style:font-style-complex="italic" style:font-weight-complex="normal"/>
    </style:style>
    <style:style style:name="T28" style:family="text">
      <style:text-properties fo:font-style="italic" style:text-underline-style="none" fo:font-weight="normal" officeooo:rsid="00d26a3f" style:font-style-asian="italic" style:font-weight-asian="normal" style:font-style-complex="italic" style:font-weight-complex="normal"/>
    </style:style>
    <style:style style:name="T29" style:family="text">
      <style:text-properties fo:font-style="italic" style:text-underline-style="none" fo:font-weight="normal" officeooo:rsid="00061718" style:font-style-asian="italic" style:font-weight-asian="normal" style:font-style-complex="italic" style:font-weight-complex="normal"/>
    </style:style>
    <style:style style:name="T30" style:family="text">
      <style:text-properties fo:font-style="italic" style:text-underline-style="none" fo:font-weight="normal" officeooo:rsid="00e308af" style:font-style-asian="italic" style:font-weight-asian="normal" style:font-style-complex="italic" style:font-weight-complex="normal"/>
    </style:style>
    <style:style style:name="T31" style:family="text">
      <style:text-properties fo:font-style="italic" style:text-underline-style="none" fo:font-weight="normal" officeooo:rsid="00f21339" style:font-style-asian="italic" style:font-weight-asian="normal" style:font-style-complex="italic" style:font-weight-complex="normal"/>
    </style:style>
    <style:style style:name="T32" style:family="text">
      <style:text-properties fo:font-style="italic" style:text-underline-style="none" fo:font-weight="normal" officeooo:rsid="00f5fa7b" style:font-style-asian="italic" style:font-weight-asian="normal" style:font-style-complex="italic" style:font-weight-complex="normal"/>
    </style:style>
    <style:style style:name="T33" style:family="text">
      <style:text-properties fo:font-style="italic" style:text-underline-style="none" fo:font-weight="normal" officeooo:rsid="00f94841" style:font-style-asian="italic" style:font-weight-asian="normal" style:font-style-complex="italic" style:font-weight-complex="normal"/>
    </style:style>
    <style:style style:name="T34" style:family="text">
      <style:text-properties officeooo:rsid="00fedcab"/>
    </style:style>
    <style:style style:name="T35" style:family="text">
      <style:text-properties officeooo:rsid="0013b216"/>
    </style:style>
    <style:style style:name="T36" style:family="text">
      <style:text-properties officeooo:rsid="00043d37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04f1de" style:font-weight-asian="normal" style:font-weight-complex="normal"/>
    </style:style>
    <style:style style:name="T40" style:family="text">
      <style:text-properties fo:font-weight="normal" officeooo:rsid="00059c96" style:font-weight-asian="normal" style:font-weight-complex="normal"/>
    </style:style>
    <style:style style:name="T41" style:family="text">
      <style:text-properties fo:font-weight="normal" officeooo:rsid="00061718" style:font-weight-asian="normal" style:font-weight-complex="normal"/>
    </style:style>
    <style:style style:name="T42" style:family="text">
      <style:text-properties fo:font-weight="normal" officeooo:rsid="00072975" style:font-weight-asian="normal" style:font-weight-complex="normal"/>
    </style:style>
    <style:style style:name="T43" style:family="text">
      <style:text-properties fo:font-weight="normal" officeooo:rsid="00194778" style:font-weight-asian="normal" style:font-weight-complex="normal"/>
    </style:style>
    <style:style style:name="T44" style:family="text">
      <style:text-properties fo:font-weight="normal" officeooo:rsid="0023b5ad" style:font-weight-asian="normal" style:font-weight-complex="normal"/>
    </style:style>
    <style:style style:name="T45" style:family="text">
      <style:text-properties fo:font-weight="normal" officeooo:rsid="0030463c" style:font-weight-asian="normal" style:font-weight-complex="normal"/>
    </style:style>
    <style:style style:name="T46" style:family="text">
      <style:text-properties fo:font-weight="normal" officeooo:rsid="0032041a" style:font-weight-asian="normal" style:font-weight-complex="normal"/>
    </style:style>
    <style:style style:name="T47" style:family="text">
      <style:text-properties fo:font-weight="normal" officeooo:rsid="003db249" style:font-weight-asian="normal" style:font-weight-complex="normal"/>
    </style:style>
    <style:style style:name="T48" style:family="text">
      <style:text-properties fo:font-weight="normal" officeooo:rsid="0040d982" style:font-weight-asian="normal" style:font-weight-complex="normal"/>
    </style:style>
    <style:style style:name="T49" style:family="text">
      <style:text-properties fo:font-weight="normal" officeooo:rsid="004124e5" style:font-weight-asian="normal" style:font-weight-complex="normal"/>
    </style:style>
    <style:style style:name="T50" style:family="text">
      <style:text-properties fo:font-weight="normal" officeooo:rsid="00420662" style:font-weight-asian="normal" style:font-weight-complex="normal"/>
    </style:style>
    <style:style style:name="T51" style:family="text">
      <style:text-properties fo:font-weight="normal" officeooo:rsid="0042c288" style:font-weight-asian="normal" style:font-weight-complex="normal"/>
    </style:style>
    <style:style style:name="T52" style:family="text">
      <style:text-properties fo:font-weight="normal" officeooo:rsid="0043858c" style:font-weight-asian="normal" style:font-weight-complex="normal"/>
    </style:style>
    <style:style style:name="T53" style:family="text">
      <style:text-properties fo:font-weight="normal" officeooo:rsid="004c7182" style:font-weight-asian="normal" style:font-weight-complex="normal"/>
    </style:style>
    <style:style style:name="T54" style:family="text">
      <style:text-properties fo:font-weight="normal" officeooo:rsid="004e0ee6" style:font-weight-asian="normal" style:font-weight-complex="normal"/>
    </style:style>
    <style:style style:name="T55" style:family="text">
      <style:text-properties fo:font-weight="normal" officeooo:rsid="0051f07d" style:font-weight-asian="normal" style:font-weight-complex="normal"/>
    </style:style>
    <style:style style:name="T56" style:family="text">
      <style:text-properties fo:font-weight="normal" officeooo:rsid="0053cdb5" style:font-weight-asian="normal" style:font-weight-complex="normal"/>
    </style:style>
    <style:style style:name="T57" style:family="text">
      <style:text-properties fo:font-weight="normal" officeooo:rsid="005ccf0d" style:font-weight-asian="normal" style:font-weight-complex="normal"/>
    </style:style>
    <style:style style:name="T58" style:family="text">
      <style:text-properties fo:font-weight="normal" officeooo:rsid="006e9e53" style:font-weight-asian="normal" style:font-weight-complex="normal"/>
    </style:style>
    <style:style style:name="T59" style:family="text">
      <style:text-properties fo:font-weight="normal" officeooo:rsid="00745ad9" style:font-weight-asian="normal" style:font-weight-complex="normal"/>
    </style:style>
    <style:style style:name="T60" style:family="text">
      <style:text-properties fo:font-weight="normal" officeooo:rsid="007bcff0" style:font-weight-asian="normal" style:font-weight-complex="normal"/>
    </style:style>
    <style:style style:name="T61" style:family="text">
      <style:text-properties fo:font-weight="normal" officeooo:rsid="008d8493" style:font-weight-asian="normal" style:font-weight-complex="normal"/>
    </style:style>
    <style:style style:name="T62" style:family="text">
      <style:text-properties fo:font-weight="normal" officeooo:rsid="008deecb" style:font-weight-asian="normal" style:font-weight-complex="normal"/>
    </style:style>
    <style:style style:name="T63" style:family="text">
      <style:text-properties fo:font-weight="normal" officeooo:rsid="0092b48e" style:font-weight-asian="normal" style:font-weight-complex="normal"/>
    </style:style>
    <style:style style:name="T64" style:family="text">
      <style:text-properties fo:font-weight="normal" officeooo:rsid="009f0e7f" style:font-weight-asian="normal" style:font-weight-complex="normal"/>
    </style:style>
    <style:style style:name="T65" style:family="text">
      <style:text-properties fo:font-weight="normal" officeooo:rsid="00a8c0e9" style:font-weight-asian="normal" style:font-weight-complex="normal"/>
    </style:style>
    <style:style style:name="T66" style:family="text">
      <style:text-properties fo:font-weight="normal" officeooo:rsid="00aa75c1" style:font-weight-asian="normal" style:font-weight-complex="normal"/>
    </style:style>
    <style:style style:name="T67" style:family="text">
      <style:text-properties fo:font-weight="normal" officeooo:rsid="00bcd624" style:font-weight-asian="normal" style:font-weight-complex="normal"/>
    </style:style>
    <style:style style:name="T68" style:family="text">
      <style:text-properties fo:font-weight="normal" officeooo:rsid="00d26a3f" style:font-weight-asian="normal" style:font-weight-complex="normal"/>
    </style:style>
    <style:style style:name="T69" style:family="text">
      <style:text-properties fo:font-weight="normal" officeooo:rsid="00e504a4" style:font-weight-asian="normal" style:font-weight-complex="normal"/>
    </style:style>
    <style:style style:name="T70" style:family="text">
      <style:text-properties fo:font-weight="normal" officeooo:rsid="00f94841" style:font-weight-asian="normal" style:font-weight-complex="normal"/>
    </style:style>
    <style:style style:name="T71" style:family="text">
      <style:text-properties fo:font-weight="normal" officeooo:rsid="0118fd61" style:font-weight-asian="normal" style:font-weight-complex="normal"/>
    </style:style>
    <style:style style:name="T72" style:family="text">
      <style:text-properties fo:font-weight="normal" officeooo:rsid="011a3dc9" style:font-weight-asian="normal" style:font-weight-complex="normal"/>
    </style:style>
    <style:style style:name="T73" style:family="text">
      <style:text-properties fo:font-weight="normal" officeooo:rsid="011b937a" style:font-weight-asian="normal" style:font-weight-complex="normal"/>
    </style:style>
    <style:style style:name="T74" style:family="text">
      <style:text-properties fo:font-weight="normal" officeooo:rsid="0053d367" fo:background-color="#ffff00" loext:char-shading-value="0" style:font-weight-asian="normal" style:font-weight-complex="normal"/>
    </style:style>
    <style:style style:name="T75" style:family="text">
      <style:text-properties fo:font-weight="normal" officeooo:rsid="0053d367" fo:background-color="transparent" loext:char-shading-value="0" style:font-weight-asian="normal" style:font-weight-complex="normal"/>
    </style:style>
    <style:style style:name="T76" style:family="text">
      <style:text-properties fo:font-weight="normal" officeooo:rsid="0053cdb5" fo:background-color="transparent" loext:char-shading-value="0" style:font-weight-asian="normal" style:font-weight-complex="normal"/>
    </style:style>
    <style:style style:name="T77" style:family="text">
      <style:text-properties fo:font-weight="normal" officeooo:rsid="0004f1de" fo:background-color="transparent" loext:char-shading-value="0" style:font-weight-asian="normal" style:font-weight-complex="normal"/>
    </style:style>
    <style:style style:name="T78" style:family="text">
      <style:text-properties fo:font-weight="normal" officeooo:rsid="00bcd624" fo:background-color="transparent" loext:char-shading-value="0" style:font-weight-asian="normal" style:font-weight-complex="normal"/>
    </style:style>
    <style:style style:name="T79" style:family="text">
      <style:text-properties fo:font-weight="normal" officeooo:rsid="00059c96" fo:background-color="transparent" loext:char-shading-value="0" style:font-weight-asian="normal" style:font-weight-complex="normal"/>
    </style:style>
    <style:style style:name="T80" style:family="text">
      <style:text-properties fo:font-weight="normal" officeooo:rsid="007bcff0" fo:background-color="transparent" loext:char-shading-value="0" style:font-weight-asian="normal" style:font-weight-complex="normal"/>
    </style:style>
    <style:style style:name="T81" style:family="text">
      <style:text-properties fo:font-weight="normal" officeooo:rsid="00d26a3f" fo:background-color="transparent" loext:char-shading-value="0" style:font-weight-asian="normal" style:font-weight-complex="normal"/>
    </style:style>
    <style:style style:name="T82" style:family="text">
      <style:text-properties officeooo:rsid="0004f1de"/>
    </style:style>
    <style:style style:name="T8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0059c96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0061718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00a08d6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00ab8b2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0d3587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22b679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30463c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44ae78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83baf9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3db249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db9b06" style:font-style-asian="normal" style:font-weight-asian="normal" style:font-style-complex="normal" style:font-weight-complex="normal"/>
    </style:style>
    <style:style style:name="T95" style:family="text">
      <style:text-properties fo:font-style="normal" style:font-style-asian="normal" style:font-style-complex="normal"/>
    </style:style>
    <style:style style:name="T96" style:family="text">
      <style:text-properties fo:font-style="normal" officeooo:rsid="0040d982" style:font-style-asian="normal" style:font-style-complex="normal"/>
    </style:style>
    <style:style style:name="T97" style:family="text">
      <style:text-properties fo:font-style="normal" officeooo:rsid="001b3e56" style:font-style-asian="normal" style:font-style-complex="normal"/>
    </style:style>
    <style:style style:name="T98" style:family="text">
      <style:text-properties fo:font-style="normal" officeooo:rsid="004c7182" style:font-style-asian="normal" style:font-style-complex="normal"/>
    </style:style>
    <style:style style:name="T99" style:family="text">
      <style:text-properties fo:font-style="normal" officeooo:rsid="00501dd2" style:font-style-asian="normal" style:font-style-complex="normal"/>
    </style:style>
    <style:style style:name="T100" style:family="text">
      <style:text-properties fo:font-style="normal" officeooo:rsid="0100d3be" style:font-style-asian="normal" style:font-style-complex="normal"/>
    </style:style>
    <style:style style:name="T101" style:family="text">
      <style:text-properties fo:font-style="normal" style:text-underline-style="none" fo:font-weight="normal" officeooo:rsid="0044ae78" style:font-style-asian="normal" style:font-weight-asian="normal" style:font-style-complex="normal" style:font-weight-complex="normal"/>
    </style:style>
    <style:style style:name="T102" style:family="text">
      <style:text-properties fo:font-style="normal" style:text-underline-style="none" fo:font-weight="normal" officeooo:rsid="00450331" style:font-style-asian="normal" style:font-weight-asian="normal" style:font-style-complex="normal" style:font-weight-complex="normal"/>
    </style:style>
    <style:style style:name="T103" style:family="text">
      <style:text-properties fo:font-style="normal" style:text-underline-style="none" fo:font-weight="normal" officeooo:rsid="00483b2d" style:font-style-asian="normal" style:font-weight-asian="normal" style:font-style-complex="normal" style:font-weight-complex="normal"/>
    </style:style>
    <style:style style:name="T104" style:family="text">
      <style:text-properties fo:font-style="normal" style:text-underline-style="none" fo:font-weight="normal" officeooo:rsid="00072975" style:font-style-asian="normal" style:font-weight-asian="normal" style:font-style-complex="normal" style:font-weight-complex="normal"/>
    </style:style>
    <style:style style:name="T105" style:family="text">
      <style:text-properties fo:font-style="normal" style:text-underline-style="none" fo:font-weight="normal" officeooo:rsid="005cf811" style:font-style-asian="normal" style:font-weight-asian="normal" style:font-style-complex="normal" style:font-weight-complex="normal"/>
    </style:style>
    <style:style style:name="T106" style:family="text">
      <style:text-properties fo:font-style="normal" style:text-underline-style="none" fo:font-weight="normal" officeooo:rsid="006f28c5" style:font-style-asian="normal" style:font-weight-asian="normal" style:font-style-complex="normal" style:font-weight-complex="normal"/>
    </style:style>
    <style:style style:name="T107" style:family="text">
      <style:text-properties fo:font-style="normal" style:text-underline-style="none" fo:font-weight="normal" officeooo:rsid="004124e5" style:font-style-asian="normal" style:font-weight-asian="normal" style:font-style-complex="normal" style:font-weight-complex="normal"/>
    </style:style>
    <style:style style:name="T108" style:family="text">
      <style:text-properties fo:font-style="normal" style:text-underline-style="none" fo:font-weight="normal" officeooo:rsid="00059c96" style:font-style-asian="normal" style:font-weight-asian="normal" style:font-style-complex="normal" style:font-weight-complex="normal"/>
    </style:style>
    <style:style style:name="T109" style:family="text">
      <style:text-properties fo:font-style="normal" style:text-underline-style="none" fo:font-weight="normal" officeooo:rsid="00420662" style:font-style-asian="normal" style:font-weight-asian="normal" style:font-style-complex="normal" style:font-weight-complex="normal"/>
    </style:style>
    <style:style style:name="T110" style:family="text">
      <style:text-properties fo:font-style="normal" style:text-underline-style="none" fo:font-weight="normal" officeooo:rsid="008d8493" style:font-style-asian="normal" style:font-weight-asian="normal" style:font-style-complex="normal" style:font-weight-complex="normal"/>
    </style:style>
    <style:style style:name="T111" style:family="text">
      <style:text-properties fo:font-style="normal" style:text-underline-style="none" fo:font-weight="normal" officeooo:rsid="000ab8b2" style:font-style-asian="normal" style:font-weight-asian="normal" style:font-style-complex="normal" style:font-weight-complex="normal"/>
    </style:style>
    <style:style style:name="T112" style:family="text">
      <style:text-properties fo:font-style="normal" style:text-underline-style="none" fo:font-weight="normal" officeooo:rsid="0053cdb5" style:font-style-asian="normal" style:font-weight-asian="normal" style:font-style-complex="normal" style:font-weight-complex="normal"/>
    </style:style>
    <style:style style:name="T113" style:family="text">
      <style:text-properties fo:font-style="normal" style:text-underline-style="none" fo:font-weight="normal" officeooo:rsid="004c7182" style:font-style-asian="normal" style:font-weight-asian="normal" style:font-style-complex="normal" style:font-weight-complex="normal"/>
    </style:style>
    <style:style style:name="T114" style:family="text">
      <style:text-properties fo:font-style="normal" style:text-underline-style="none" fo:font-weight="normal" officeooo:rsid="0004f1de" style:font-style-asian="normal" style:font-weight-asian="normal" style:font-style-complex="normal" style:font-weight-complex="normal"/>
    </style:style>
    <style:style style:name="T115" style:family="text">
      <style:text-properties fo:font-style="normal" style:text-underline-style="none" fo:font-weight="normal" officeooo:rsid="00b7427f" style:font-style-asian="normal" style:font-weight-asian="normal" style:font-style-complex="normal" style:font-weight-complex="normal"/>
    </style:style>
    <style:style style:name="T116" style:family="text">
      <style:text-properties fo:font-style="normal" style:text-underline-style="none" fo:font-weight="normal" officeooo:rsid="00c9f82a" style:font-style-asian="normal" style:font-weight-asian="normal" style:font-style-complex="normal" style:font-weight-complex="normal"/>
    </style:style>
    <style:style style:name="T117" style:family="text">
      <style:text-properties fo:font-style="normal" style:text-underline-style="none" fo:font-weight="normal" officeooo:rsid="00d2847c" style:font-style-asian="normal" style:font-weight-asian="normal" style:font-style-complex="normal" style:font-weight-complex="normal"/>
    </style:style>
    <style:style style:name="T118" style:family="text">
      <style:text-properties fo:font-style="normal" style:text-underline-style="none" fo:font-weight="normal" officeooo:rsid="0030463c" style:font-style-asian="normal" style:font-weight-asian="normal" style:font-style-complex="normal" style:font-weight-complex="normal"/>
    </style:style>
    <style:style style:name="T119" style:family="text">
      <style:text-properties fo:font-style="normal" style:text-underline-style="none" fo:font-weight="normal" officeooo:rsid="00061718" style:font-style-asian="normal" style:font-weight-asian="normal" style:font-style-complex="normal" style:font-weight-complex="normal"/>
    </style:style>
    <style:style style:name="T120" style:family="text">
      <style:text-properties fo:font-style="normal" style:text-underline-style="none" fo:font-weight="normal" officeooo:rsid="00e308af" style:font-style-asian="normal" style:font-weight-asian="normal" style:font-style-complex="normal" style:font-weight-complex="normal"/>
    </style:style>
    <style:style style:name="T121" style:family="text">
      <style:text-properties fo:font-style="normal" style:text-underline-style="none" fo:font-weight="normal" officeooo:rsid="0053d367" style:font-style-asian="normal" style:font-weight-asian="normal" style:font-style-complex="normal" style:font-weight-complex="normal"/>
    </style:style>
    <style:style style:name="T122" style:family="text">
      <style:text-properties fo:font-style="normal" style:text-underline-style="none" fo:font-weight="normal" officeooo:rsid="00940f91" style:font-style-asian="normal" style:font-weight-asian="normal" style:font-style-complex="normal" style:font-weight-complex="normal"/>
    </style:style>
    <style:style style:name="T123" style:family="text">
      <style:text-properties fo:font-style="normal" style:text-underline-style="none" fo:font-weight="normal" officeooo:rsid="0092f7c3" style:font-style-asian="normal" style:font-weight-asian="normal" style:font-style-complex="normal" style:font-weight-complex="normal"/>
    </style:style>
    <style:style style:name="T124" style:family="text">
      <style:text-properties fo:font-style="normal" style:text-underline-style="none" fo:font-weight="normal" officeooo:rsid="009b993d" style:font-style-asian="normal" style:font-weight-asian="normal" style:font-style-complex="normal" style:font-weight-complex="normal"/>
    </style:style>
    <style:style style:name="T125" style:family="text">
      <style:text-properties fo:font-style="normal" style:text-underline-style="none" fo:font-weight="normal" officeooo:rsid="00e9212c" style:font-style-asian="normal" style:font-weight-asian="normal" style:font-style-complex="normal" style:font-weight-complex="normal"/>
    </style:style>
    <style:style style:name="T126" style:family="text">
      <style:text-properties fo:font-style="normal" style:text-underline-style="none" fo:font-weight="normal" officeooo:rsid="0099b4f6" style:font-style-asian="normal" style:font-weight-asian="normal" style:font-style-complex="normal" style:font-weight-complex="normal"/>
    </style:style>
    <style:style style:name="T127" style:family="text">
      <style:text-properties fo:font-style="normal" style:text-underline-style="none" fo:font-weight="normal" officeooo:rsid="00f21339" style:font-style-asian="normal" style:font-weight-asian="normal" style:font-style-complex="normal" style:font-weight-complex="normal"/>
    </style:style>
    <style:style style:name="T128" style:family="text">
      <style:text-properties fo:font-style="normal" style:text-underline-style="none" fo:font-weight="normal" officeooo:rsid="00f34e22" style:font-style-asian="normal" style:font-weight-asian="normal" style:font-style-complex="normal" style:font-weight-complex="normal"/>
    </style:style>
    <style:style style:name="T129" style:family="text">
      <style:text-properties fo:font-style="normal" style:text-underline-style="none" fo:font-weight="normal" officeooo:rsid="00f5fa7b" style:font-style-asian="normal" style:font-weight-asian="normal" style:font-style-complex="normal" style:font-weight-complex="normal"/>
    </style:style>
    <style:style style:name="T130" style:family="text">
      <style:text-properties fo:font-style="normal" style:text-underline-style="none" fo:font-weight="normal" officeooo:rsid="0043858c" style:font-style-asian="normal" style:font-weight-asian="normal" style:font-style-complex="normal" style:font-weight-complex="normal"/>
    </style:style>
    <style:style style:name="T131" style:family="text">
      <style:text-properties fo:font-style="normal" style:text-underline-style="none" fo:font-weight="normal" officeooo:rsid="00f94841" style:font-style-asian="normal" style:font-weight-asian="normal" style:font-style-complex="normal" style:font-weight-complex="normal"/>
    </style:style>
    <style:style style:name="T132" style:family="text">
      <style:text-properties fo:font-style="normal" style:text-underline-style="none" fo:font-weight="normal" officeooo:rsid="00fe5e62" style:font-style-asian="normal" style:font-weight-asian="normal" style:font-style-complex="normal" style:font-weight-complex="normal"/>
    </style:style>
    <style:style style:name="T133" style:family="text">
      <style:text-properties fo:font-style="normal" style:text-underline-style="none" fo:font-weight="normal" officeooo:rsid="0103c80b" style:font-style-asian="normal" style:font-weight-asian="normal" style:font-style-complex="normal" style:font-weight-complex="normal"/>
    </style:style>
    <style:style style:name="T134" style:family="text">
      <style:text-properties fo:font-style="normal" style:text-underline-style="none" fo:font-weight="normal" officeooo:rsid="0106f4f7" style:font-style-asian="normal" style:font-weight-asian="normal" style:font-style-complex="normal" style:font-weight-complex="normal"/>
    </style:style>
    <style:style style:name="T135" style:family="text">
      <style:text-properties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136" style:family="text">
      <style:text-properties fo:font-style="normal" style:text-underline-style="none" fo:font-weight="normal" officeooo:rsid="0118fd61" style:font-style-asian="normal" style:font-weight-asian="normal" style:font-style-complex="normal" style:font-weight-complex="normal"/>
    </style:style>
    <style:style style:name="T137" style:family="text">
      <style:text-properties fo:font-style="normal" style:text-underline-style="none" fo:font-weight="normal" officeooo:rsid="00b7427f" fo:background-color="transparent" loext:char-shading-value="0" style:font-style-asian="normal" style:font-weight-asian="normal" style:font-style-complex="normal" style:font-weight-complex="normal"/>
    </style:style>
    <style:style style:name="T138" style:family="text">
      <style:text-properties fo:font-style="normal" style:text-underline-style="none" fo:font-weight="normal" officeooo:rsid="0004f1de" fo:background-color="transparent" loext:char-shading-value="0" style:font-style-asian="normal" style:font-weight-asian="normal" style:font-style-complex="normal" style:font-weight-complex="normal"/>
    </style:style>
    <style:style style:name="T139" style:family="text">
      <style:text-properties fo:font-style="normal" style:text-underline-style="none" fo:font-weight="bold" officeooo:rsid="0099b4f6" style:font-style-asian="normal" style:font-weight-asian="bold" style:font-style-complex="normal" style:font-weight-complex="bold"/>
    </style:style>
    <style:style style:name="T140" style:family="text">
      <style:text-properties officeooo:rsid="00061718"/>
    </style:style>
    <style:style style:name="T141" style:family="text">
      <style:text-properties officeooo:rsid="00072975"/>
    </style:style>
    <style:style style:name="T142" style:family="text">
      <style:text-properties style:font-name="Liberation Serif" fo:font-style="normal" fo:font-weight="normal" officeooo:rsid="000d3587" style:font-style-asian="normal" style:font-weight-asian="normal" style:font-style-complex="normal" style:font-weight-complex="normal"/>
    </style:style>
    <style:style style:name="T143" style:family="text">
      <style:text-properties style:font-name="Liberation Serif" fo:font-style="normal" fo:font-weight="normal" officeooo:rsid="000e44ae" style:font-style-asian="normal" style:font-weight-asian="normal" style:font-style-complex="normal" style:font-weight-complex="normal"/>
    </style:style>
    <style:style style:name="T144" style:family="text">
      <style:text-properties style:font-name="Liberation Serif" fo:font-style="normal" fo:font-weight="normal" officeooo:rsid="000f48c2" style:font-style-asian="normal" style:font-weight-asian="normal" style:font-style-complex="normal" style:font-weight-complex="normal"/>
    </style:style>
    <style:style style:name="T145" style:family="text">
      <style:text-properties style:font-name="Liberation Serif" fo:font-style="normal" fo:font-weight="normal" officeooo:rsid="00106f84" style:font-style-asian="normal" style:font-weight-asian="normal" style:font-style-complex="normal" style:font-weight-complex="normal"/>
    </style:style>
    <style:style style:name="T146" style:family="text">
      <style:text-properties style:font-name="Liberation Serif" fo:font-style="normal" fo:font-weight="normal" officeooo:rsid="00122e31" style:font-style-asian="normal" style:font-weight-asian="normal" style:font-style-complex="normal" style:font-weight-complex="normal"/>
    </style:style>
    <style:style style:name="T147" style:family="text">
      <style:text-properties style:font-name="Liberation Serif" fo:font-style="normal" style:text-underline-style="none" fo:font-weight="normal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8" style:family="text">
      <style:text-properties style:font-name="Liberation Serif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9" style:family="text">
      <style:text-properties style:font-name="Liberation Serif" fo:font-style="normal" style:text-underline-style="none" fo:font-weight="normal" officeooo:rsid="00c782b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0" style:family="text">
      <style:text-properties style:font-name="Liberation Serif" fo:font-style="normal" style:text-underline-style="none" fo:font-weight="normal" officeooo:rsid="0099c68f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1" style:family="text">
      <style:text-properties style:font-name="Liberation Serif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2" style:family="text">
      <style:text-properties style:font-name="Liberation Serif" fo:font-style="normal" style:text-underline-style="none" fo:font-weight="normal" officeooo:rsid="009de74a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3" style:family="text">
      <style:text-properties style:font-name="Liberation Serif" fo:font-style="normal" style:text-underline-style="none" fo:font-weight="normal" officeooo:rsid="00f1300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4" style:family="text">
      <style:text-properties style:font-name="Liberation Serif" fo:font-style="normal" style:text-underline-style="none" fo:font-weight="normal" officeooo:rsid="00f5fa7b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5" style:family="text">
      <style:text-properties style:font-name="Liberation Serif" fo:font-style="normal" style:text-underline-style="none" fo:font-weight="normal" officeooo:rsid="00f90fb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6" style:family="text">
      <style:text-properties style:font-name="Liberation Serif" fo:font-style="normal" style:text-underline-style="none" fo:font-weight="normal" officeooo:rsid="00fa231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7" style:family="text">
      <style:text-properties style:font-name="Liberation Serif" fo:font-style="normal" style:text-underline-style="none" fo:font-weight="normal" officeooo:rsid="0102f2f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8" style:family="text">
      <style:text-properties style:font-name="Liberation Serif" fo:font-style="normal" style:text-underline-style="none" fo:font-weight="normal" officeooo:rsid="01171996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9" style:family="text">
      <style:text-properties style:font-name="Liberation Serif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160" style:family="text">
      <style:text-properties style:font-name="Liberation Serif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61" style:family="text">
      <style:text-properties style:font-name="Liberation Serif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62" style:family="text">
      <style:text-properties style:font-name="Liberation Serif" fo:font-style="normal" style:text-underline-style="none" fo:font-weight="bold" officeooo:rsid="009de74a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63" style:family="text">
      <style:text-properties style:font-name="Liberation Serif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64" style:family="text">
      <style:text-properties style:font-name="Liberation Serif" fo:font-style="normal" style:text-underline-style="none" fo:background-color="transparent" loext:char-shading-value="0" style:font-name-asian="Liberation Serif" style:font-style-asian="normal" style:font-name-complex="Liberation Serif" style:font-style-complex="normal"/>
    </style:style>
    <style:style style:name="T165" style:family="text">
      <style:text-properties style:font-name="Liberation Serif" fo:font-style="normal" style:text-underline-style="none" officeooo:rsid="010c4433" fo:background-color="transparent" loext:char-shading-value="0" style:font-name-asian="Liberation Serif" style:font-style-asian="normal" style:font-name-complex="Liberation Serif" style:font-style-complex="normal"/>
    </style:style>
    <style:style style:name="T166" style:family="text">
      <style:text-properties style:font-name="Liberation Serif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167" style:family="text">
      <style:text-properties style:font-name="Liberation Serif" fo:font-style="normal" style:text-underline-style="none" officeooo:rsid="011ccaee" fo:background-color="transparent" loext:char-shading-value="0" style:font-name-asian="Liberation Serif" style:font-style-asian="normal" style:font-name-complex="Liberation Serif" style:font-style-complex="normal"/>
    </style:style>
    <style:style style:name="T168" style:family="text">
      <style:text-properties style:font-name="Liberation Serif" officeooo:rsid="0044ae78"/>
    </style:style>
    <style:style style:name="T169" style:family="text">
      <style:text-properties style:font-name="Liberation Serif" fo:font-weight="normal" fo:background-color="transparent" loext:char-shading-value="0" style:font-weight-asian="normal" style:font-weight-complex="normal"/>
    </style:style>
    <style:style style:name="T170" style:family="text">
      <style:text-properties style:font-name="Liberation Serif" fo:font-weight="normal" officeooo:rsid="00540c76" fo:background-color="transparent" loext:char-shading-value="0" style:font-weight-asian="normal" style:font-weight-complex="normal"/>
    </style:style>
    <style:style style:name="T171" style:family="text">
      <style:text-properties style:font-name="Liberation Serif" fo:font-style="italic" style:text-underline-style="none" fo:font-weight="normal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72" style:family="text">
      <style:text-properties style:font-name="Liberation Serif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73" style:family="text">
      <style:text-properties style:font-name="Liberation Serif" fo:font-style="italic" style:text-underline-style="none" fo:font-weight="normal" officeooo:rsid="009de74a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74" style:family="text">
      <style:text-properties style:font-name="Liberation Serif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75" style:family="text">
      <style:text-properties style:font-name="Liberation Serif" fo:font-style="italic" style:text-underline-style="none" fo:background-color="transparent" loext:char-shading-value="0" style:font-name-asian="Liberation Serif" style:font-style-asian="italic" style:font-name-complex="Liberation Serif" style:font-style-complex="italic"/>
    </style:style>
    <style:style style:name="T176" style:family="text">
      <style:text-properties style:font-name="Liberation Serif" style:text-underline-style="none" fo:font-weight="normal" fo:background-color="transparent" loext:char-shading-value="0" style:font-name-asian="Liberation Serif" style:font-weight-asian="normal" style:font-name-complex="Liberation Serif" style:font-weight-complex="normal"/>
    </style:style>
    <style:style style:name="T177" style:family="text">
      <style:text-properties style:font-name="Liberation Serif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178" style:family="text">
      <style:text-properties style:font-name="Liberation Serif" style:text-underline-style="none" fo:font-weight="bold" fo:background-color="transparent" loext:char-shading-value="0" style:font-name-asian="Liberation Serif" style:font-weight-asian="bold" style:font-name-complex="Liberation Serif" style:font-weight-complex="bold"/>
    </style:style>
    <style:style style:name="T179" style:family="text">
      <style:text-properties officeooo:rsid="00194778"/>
    </style:style>
    <style:style style:name="T180" style:family="text">
      <style:text-properties officeooo:rsid="0030463c"/>
    </style:style>
    <style:style style:name="T181" style:family="text">
      <style:text-properties officeooo:rsid="0030e0a1"/>
    </style:style>
    <style:style style:name="T182" style:family="text">
      <style:text-properties officeooo:rsid="00408209"/>
    </style:style>
    <style:style style:name="T183" style:family="text">
      <style:text-properties style:text-underline-style="none" fo:font-weight="normal" style:font-weight-asian="normal" style:font-weight-complex="normal"/>
    </style:style>
    <style:style style:name="T184" style:family="text">
      <style:text-properties style:text-underline-style="none" fo:font-weight="normal" officeooo:rsid="004124e5" style:font-weight-asian="normal" style:font-weight-complex="normal"/>
    </style:style>
    <style:style style:name="T185" style:family="text">
      <style:text-properties style:text-underline-style="none" fo:font-weight="normal" officeooo:rsid="00059c96" style:font-weight-asian="normal" style:font-weight-complex="normal"/>
    </style:style>
    <style:style style:name="T186" style:family="text">
      <style:text-properties style:text-underline-style="none" fo:font-weight="normal" officeooo:rsid="00420662" style:font-weight-asian="normal" style:font-weight-complex="normal"/>
    </style:style>
    <style:style style:name="T187" style:family="text">
      <style:text-properties style:text-underline-style="none" fo:font-weight="normal" officeooo:rsid="0042c288" style:font-weight-asian="normal" style:font-weight-complex="normal"/>
    </style:style>
    <style:style style:name="T188" style:family="text">
      <style:text-properties style:text-underline-style="none" fo:font-weight="normal" officeooo:rsid="004e0ee6" style:font-weight-asian="normal" style:font-weight-complex="normal"/>
    </style:style>
    <style:style style:name="T189" style:family="text">
      <style:text-properties style:text-underline-style="none" fo:font-weight="normal" officeooo:rsid="0013b216" style:font-weight-asian="normal" style:font-weight-complex="normal"/>
    </style:style>
    <style:style style:name="T190" style:family="text">
      <style:text-properties style:text-underline-style="none" fo:font-weight="normal" officeooo:rsid="0053cdb5" style:font-weight-asian="normal" style:font-weight-complex="normal"/>
    </style:style>
    <style:style style:name="T191" style:family="text">
      <style:text-properties style:text-underline-style="none" fo:font-weight="normal" officeooo:rsid="00061718" style:font-weight-asian="normal" style:font-weight-complex="normal"/>
    </style:style>
    <style:style style:name="T192" style:family="text">
      <style:text-properties style:text-underline-style="none" fo:font-weight="normal" officeooo:rsid="0004f1de" style:font-weight-asian="normal" style:font-weight-complex="normal"/>
    </style:style>
    <style:style style:name="T193" style:family="text">
      <style:text-properties style:text-underline-style="none" fo:font-weight="normal" officeooo:rsid="0070ec7d" style:font-weight-asian="normal" style:font-weight-complex="normal"/>
    </style:style>
    <style:style style:name="T194" style:family="text">
      <style:text-properties style:text-underline-style="none" fo:font-weight="normal" officeooo:rsid="008a6699" style:font-weight-asian="normal" style:font-weight-complex="normal"/>
    </style:style>
    <style:style style:name="T195" style:family="text">
      <style:text-properties style:text-underline-style="none" fo:font-weight="normal" officeooo:rsid="008deecb" style:font-weight-asian="normal" style:font-weight-complex="normal"/>
    </style:style>
    <style:style style:name="T196" style:family="text">
      <style:text-properties style:text-underline-style="none" fo:font-weight="normal" officeooo:rsid="0008bf16" style:font-weight-asian="normal" style:font-weight-complex="normal"/>
    </style:style>
    <style:style style:name="T197" style:family="text">
      <style:text-properties style:text-underline-style="none" fo:font-weight="normal" officeooo:rsid="0030e0a1" style:font-weight-asian="normal" style:font-weight-complex="normal"/>
    </style:style>
    <style:style style:name="T198" style:family="text">
      <style:text-properties style:text-underline-style="none" fo:font-weight="normal" officeooo:rsid="003574fe" style:font-weight-asian="normal" style:font-weight-complex="normal"/>
    </style:style>
    <style:style style:name="T199" style:family="text">
      <style:text-properties style:text-underline-style="none" fo:font-weight="normal" officeooo:rsid="0097fbd1" style:font-weight-asian="normal" style:font-weight-complex="normal"/>
    </style:style>
    <style:style style:name="T200" style:family="text">
      <style:text-properties style:text-underline-style="none" fo:font-weight="normal" officeooo:rsid="00754e19" style:font-weight-asian="normal" style:font-weight-complex="normal"/>
    </style:style>
    <style:style style:name="T201" style:family="text">
      <style:text-properties style:text-underline-style="none" fo:font-weight="normal" officeooo:rsid="00c3c71b" style:font-weight-asian="normal" style:font-weight-complex="normal"/>
    </style:style>
    <style:style style:name="T202" style:family="text">
      <style:text-properties style:text-underline-style="none" fo:font-weight="normal" officeooo:rsid="00072975" style:font-weight-asian="normal" style:font-weight-complex="normal"/>
    </style:style>
    <style:style style:name="T203" style:family="text">
      <style:text-properties style:text-underline-style="none" fo:font-weight="normal" officeooo:rsid="00cd8f65" style:font-weight-asian="normal" style:font-weight-complex="normal"/>
    </style:style>
    <style:style style:name="T204" style:family="text">
      <style:text-properties style:text-underline-style="none" fo:font-weight="normal" officeooo:rsid="00d26a3f" style:font-weight-asian="normal" style:font-weight-complex="normal"/>
    </style:style>
    <style:style style:name="T205" style:family="text">
      <style:text-properties style:text-underline-style="none" fo:font-weight="normal" officeooo:rsid="00da04e3" style:font-weight-asian="normal" style:font-weight-complex="normal"/>
    </style:style>
    <style:style style:name="T206" style:family="text">
      <style:text-properties style:text-underline-style="none" fo:font-weight="normal" officeooo:rsid="00e504a4" style:font-weight-asian="normal" style:font-weight-complex="normal"/>
    </style:style>
    <style:style style:name="T207" style:family="text">
      <style:text-properties style:text-underline-style="none" fo:font-weight="normal" officeooo:rsid="0092b48e" style:font-weight-asian="normal" style:font-weight-complex="normal"/>
    </style:style>
    <style:style style:name="T208" style:family="text">
      <style:text-properties style:text-underline-style="none" fo:font-weight="normal" officeooo:rsid="00f60c80" style:font-weight-asian="normal" style:font-weight-complex="normal"/>
    </style:style>
    <style:style style:name="T209" style:family="text">
      <style:text-properties style:text-underline-style="none" fo:font-weight="normal" officeooo:rsid="00b7427f" style:font-weight-asian="normal" style:font-weight-complex="normal"/>
    </style:style>
    <style:style style:name="T210" style:family="text">
      <style:text-properties style:text-underline-style="none" fo:font-weight="normal" officeooo:rsid="00bfe78f" style:font-weight-asian="normal" style:font-weight-complex="normal"/>
    </style:style>
    <style:style style:name="T211" style:family="text">
      <style:text-properties style:text-underline-style="none" fo:font-weight="normal" officeooo:rsid="010d15dd" style:font-weight-asian="normal" style:font-weight-complex="normal"/>
    </style:style>
    <style:style style:name="T212" style:family="text">
      <style:text-properties style:text-underline-style="none" fo:font-weight="normal" officeooo:rsid="00408209" fo:background-color="transparent" loext:char-shading-value="0" style:font-weight-asian="normal" style:font-weight-complex="normal"/>
    </style:style>
    <style:style style:name="T213" style:family="text">
      <style:text-properties style:text-underline-style="none" fo:font-weight="normal" officeooo:rsid="00c3c71b" fo:background-color="transparent" loext:char-shading-value="0" style:font-weight-asian="normal" style:font-weight-complex="normal"/>
    </style:style>
    <style:style style:name="T214" style:family="text">
      <style:text-properties style:text-underline-style="none" fo:font-weight="normal" officeooo:rsid="00d60023" fo:background-color="transparent" loext:char-shading-value="0" style:font-weight-asian="normal" style:font-weight-complex="normal"/>
    </style:style>
    <style:style style:name="T215" style:family="text">
      <style:text-properties style:text-underline-style="none" fo:font-weight="normal" officeooo:rsid="00f94841" fo:background-color="transparent" loext:char-shading-value="0" style:font-weight-asian="normal" style:font-weight-complex="normal"/>
    </style:style>
    <style:style style:name="T216" style:family="text">
      <style:text-properties officeooo:rsid="0040d982"/>
    </style:style>
    <style:style style:name="T217" style:family="text">
      <style:text-properties officeooo:rsid="00420662"/>
    </style:style>
    <style:style style:name="T218" style:family="text">
      <style:text-properties officeooo:rsid="0044ae78"/>
    </style:style>
    <style:style style:name="T219" style:family="text">
      <style:text-properties officeooo:rsid="004c7182"/>
    </style:style>
    <style:style style:name="T220" style:family="text">
      <style:text-properties officeooo:rsid="004d8b35"/>
    </style:style>
    <style:style style:name="T221" style:family="text">
      <style:text-properties style:text-underline-style="solid" style:text-underline-width="auto" style:text-underline-color="font-color"/>
    </style:style>
    <style:style style:name="T222" style:family="text">
      <style:text-properties style:text-underline-style="solid" style:text-underline-width="auto" style:text-underline-color="font-color" officeooo:rsid="00061718"/>
    </style:style>
    <style:style style:name="T223" style:family="text">
      <style:text-properties style:text-underline-style="solid" style:text-underline-width="auto" style:text-underline-color="font-color" officeooo:rsid="00043d37"/>
    </style:style>
    <style:style style:name="T224" style:family="text">
      <style:text-properties style:text-underline-style="solid" style:text-underline-width="auto" style:text-underline-color="font-color" officeooo:rsid="000a08d6"/>
    </style:style>
    <style:style style:name="T225" style:family="text">
      <style:text-properties style:text-underline-style="solid" style:text-underline-width="auto" style:text-underline-color="font-color" officeooo:rsid="00bfd4bd"/>
    </style:style>
    <style:style style:name="T226" style:family="text">
      <style:text-properties style:font-name="Liberation Sans" fo:font-size="14pt" style:text-underline-style="solid" style:text-underline-width="auto" style:text-underline-color="font-color" officeooo:rsid="0053d367" style:font-name-asian="Source Han Sans CN Normal" style:font-size-asian="14pt" style:font-name-complex="Lohit Devanagari1" style:font-size-complex="14pt"/>
    </style:style>
    <style:style style:name="T227" style:family="text">
      <style:text-properties style:font-name="Liberation Sans" fo:font-size="14pt" style:text-underline-style="solid" style:text-underline-width="auto" style:text-underline-color="font-color" officeooo:rsid="005ff056" style:font-name-asian="Source Han Sans CN Normal" style:font-size-asian="14pt" style:font-name-complex="Lohit Devanagari1" style:font-size-complex="14pt"/>
    </style:style>
    <style:style style:name="T228" style:family="text">
      <style:text-properties style:font-name="Liberation Sans" fo:font-size="14pt" style:text-underline-style="solid" style:text-underline-width="auto" style:text-underline-color="font-color" officeooo:rsid="00bfd4bd" style:font-name-asian="Source Han Sans CN Normal" style:font-size-asian="14pt" style:font-name-complex="Lohit Devanagari1" style:font-size-complex="14pt"/>
    </style:style>
    <style:style style:name="T229" style:family="text">
      <style:text-properties style:font-name="Liberation Sans" fo:font-size="14pt" style:text-underline-style="solid" style:text-underline-width="auto" style:text-underline-color="font-color" officeooo:rsid="00c41a60" style:font-name-asian="Source Han Sans CN Normal" style:font-size-asian="14pt" style:font-name-complex="Lohit Devanagari1" style:font-size-complex="14pt"/>
    </style:style>
    <style:style style:name="T230" style:family="text">
      <style:text-properties style:font-name="Liberation Sans" fo:font-size="14pt" style:text-underline-style="solid" style:text-underline-width="auto" style:text-underline-color="font-color" officeooo:rsid="0100d3be" style:font-name-asian="Source Han Sans CN Normal" style:font-size-asian="14pt" style:font-name-complex="Lohit Devanagari1" style:font-size-complex="14pt"/>
    </style:style>
    <style:style style:name="T231" style:family="text">
      <style:text-properties officeooo:rsid="0053cdb5"/>
    </style:style>
    <style:style style:name="T232" style:family="text">
      <style:text-properties style:font-name="Liberation Serif1" style:text-underline-style="none" fo:font-weight="normal" fo:background-color="transparent" loext:char-shading-value="0" style:font-weight-asian="normal" style:font-weight-complex="normal"/>
    </style:style>
    <style:style style:name="T233" style:family="text">
      <style:text-properties style:font-name="Liberation Serif1" style:text-underline-style="none" fo:font-weight="normal" officeooo:rsid="001cca0a" fo:background-color="transparent" loext:char-shading-value="0" style:font-weight-asian="normal" style:font-weight-complex="normal"/>
    </style:style>
    <style:style style:name="T234" style:family="text">
      <style:text-properties style:font-name="Liberation Serif1" style:text-underline-style="none" fo:font-weight="normal" officeooo:rsid="001b8001" fo:background-color="transparent" loext:char-shading-value="0" style:font-weight-asian="normal" style:font-weight-complex="normal"/>
    </style:style>
    <style:style style:name="T235" style:family="text">
      <style:text-properties style:font-name="Liberation Serif1" style:text-underline-style="none" fo:font-weight="normal" officeooo:rsid="008b35de" fo:background-color="transparent" loext:char-shading-value="0" style:font-weight-asian="normal" style:font-weight-complex="normal"/>
    </style:style>
    <style:style style:name="T236" style:family="text">
      <style:text-properties style:font-name="Liberation Serif1" style:text-underline-style="none" fo:font-weight="normal" officeooo:rsid="009398ff" fo:background-color="transparent" loext:char-shading-value="0" style:font-weight-asian="normal" style:font-weight-complex="normal"/>
    </style:style>
    <style:style style:name="T237" style:family="text">
      <style:text-properties style:font-name="Liberation Serif1" style:text-underline-style="none" fo:font-weight="normal" officeooo:rsid="00540c76" fo:background-color="transparent" loext:char-shading-value="0" style:font-weight-asian="normal" style:font-weight-complex="normal"/>
    </style:style>
    <style:style style:name="T238" style:family="text">
      <style:text-properties style:font-name="Liberation Serif1" style:text-underline-style="none" fo:font-weight="normal" officeooo:rsid="007bcff0" fo:background-color="transparent" loext:char-shading-value="0" style:font-weight-asian="normal" style:font-weight-complex="normal"/>
    </style:style>
    <style:style style:name="T239" style:family="text">
      <style:text-properties style:font-name="Liberation Serif1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240" style:family="text">
      <style:text-properties style:font-name="Liberation Serif1" style:text-underline-style="none" fo:font-weight="bold" fo:background-color="transparent" loext:char-shading-value="0" style:font-weight-asian="bold" style:font-weight-complex="bold"/>
    </style:style>
    <style:style style:name="T241" style:family="text">
      <style:text-properties style:font-name="Liberation Serif1" style:text-underline-style="none" fo:font-weight="bold" officeooo:rsid="00540c76" fo:background-color="transparent" loext:char-shading-value="0" style:font-weight-asian="bold" style:font-weight-complex="bold"/>
    </style:style>
    <style:style style:name="T242" style:family="text">
      <style:text-properties style:font-name="Liberation Serif1" style:text-underline-style="none" fo:font-weight="bold" officeooo:rsid="001b8001" fo:background-color="transparent" loext:char-shading-value="0" style:font-weight-asian="bold" style:font-weight-complex="bold"/>
    </style:style>
    <style:style style:name="T243" style:family="text">
      <style:text-properties style:font-name="Liberation Serif1" fo:font-style="normal" style:text-underline-style="none" fo:font-weight="bold" officeooo:rsid="001b8001" fo:background-color="transparent" loext:char-shading-value="0" style:font-style-asian="normal" style:font-weight-asian="bold" style:font-style-complex="normal" style:font-weight-complex="bold"/>
    </style:style>
    <style:style style:name="T244" style:family="text">
      <style:text-properties style:font-name="Liberation Serif1" fo:font-style="normal" style:text-underline-style="none" fo:font-weight="bold" officeooo:rsid="00930003" fo:background-color="transparent" loext:char-shading-value="0" style:font-style-asian="normal" style:font-weight-asian="bold" style:font-style-complex="normal" style:font-weight-complex="bold"/>
    </style:style>
    <style:style style:name="T245" style:family="text">
      <style:text-properties style:font-name="Liberation Serif1" fo:font-style="normal" style:text-underline-style="none" fo:font-weight="bold" officeooo:rsid="001cca0a" fo:background-color="transparent" loext:char-shading-value="0" style:font-style-asian="normal" style:font-weight-asian="bold" style:font-style-complex="normal" style:font-weight-complex="bold"/>
    </style:style>
    <style:style style:name="T246" style:family="text">
      <style:text-properties style:font-name="Liberation Serif1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47" style:family="text">
      <style:text-properties style:font-name="Liberation Serif1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48" style:family="text">
      <style:text-properties style:font-name="Liberation Serif1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49" style:family="text">
      <style:text-properties style:font-name="Liberation Serif1" fo:font-style="normal" style:text-underline-style="none" fo:font-weight="normal" officeooo:rsid="001cca0a" fo:background-color="transparent" loext:char-shading-value="0" style:font-style-asian="normal" style:font-weight-asian="normal" style:font-style-complex="normal" style:font-weight-complex="normal"/>
    </style:style>
    <style:style style:name="T250" style:family="text">
      <style:text-properties style:font-name="Liberation Serif1" fo:font-style="normal" style:text-underline-style="none" fo:font-weight="normal" officeooo:rsid="001b8001" fo:background-color="transparent" loext:char-shading-value="0" style:font-style-asian="normal" style:font-weight-asian="normal" style:font-style-complex="normal" style:font-weight-complex="normal"/>
    </style:style>
    <style:style style:name="T251" style:family="text">
      <style:text-properties style:font-name="Liberation Serif1" fo:font-style="normal" style:text-underline-style="none" fo:font-weight="normal" officeooo:rsid="007f6c47" fo:background-color="transparent" loext:char-shading-value="0" style:font-style-asian="normal" style:font-weight-asian="normal" style:font-style-complex="normal" style:font-weight-complex="normal"/>
    </style:style>
    <style:style style:name="T252" style:family="text">
      <style:text-properties style:font-name="Liberation Serif1" fo:font-style="normal" style:text-underline-style="none" fo:font-weight="normal" officeooo:rsid="00930003" fo:background-color="transparent" loext:char-shading-value="0" style:font-style-asian="normal" style:font-weight-asian="normal" style:font-style-complex="normal" style:font-weight-complex="normal"/>
    </style:style>
    <style:style style:name="T253" style:family="text">
      <style:text-properties style:font-name="Liberation Serif1" fo:font-style="normal" style:text-underline-style="none" fo:font-weight="normal" officeooo:rsid="00c8d7ee" fo:background-color="transparent" loext:char-shading-value="0" style:font-style-asian="normal" style:font-weight-asian="normal" style:font-style-complex="normal" style:font-weight-complex="normal"/>
    </style:style>
    <style:style style:name="T254" style:family="text">
      <style:text-properties style:font-name="Liberation Serif1" fo:font-style="normal" style:text-underline-style="none" fo:font-weight="normal" officeooo:rsid="00540c76" fo:background-color="transparent" loext:char-shading-value="0" style:font-style-asian="normal" style:font-weight-asian="normal" style:font-style-complex="normal" style:font-weight-complex="normal"/>
    </style:style>
    <style:style style:name="T255" style:family="text">
      <style:text-properties style:font-name="Liberation Serif1" fo:font-style="normal" style:text-underline-style="none" fo:font-weight="normal" officeooo:rsid="00b02566" fo:background-color="transparent" loext:char-shading-value="0" style:font-style-asian="normal" style:font-weight-asian="normal" style:font-style-complex="normal" style:font-weight-complex="normal"/>
    </style:style>
    <style:style style:name="T256" style:family="text">
      <style:text-properties style:font-name="Liberation Serif1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57" style:family="text">
      <style:text-properties style:font-name="Liberation Serif1" fo:font-style="normal" style:text-underline-style="none" fo:font-weight="normal" officeooo:rsid="00d148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58" style:family="text">
      <style:text-properties style:font-name="Liberation Serif1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59" style:family="text">
      <style:text-properties style:font-name="Liberation Serif1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260" style:family="text">
      <style:text-properties style:font-name="Liberation Serif1" fo:font-style="normal" style:text-underline-style="none" fo:font-weight="normal" officeooo:rsid="011b937a" style:font-style-asian="normal" style:font-weight-asian="normal" style:font-style-complex="normal" style:font-weight-complex="normal"/>
    </style:style>
    <style:style style:name="T261" style:family="text">
      <style:text-properties style:font-name="Liberation Serif1" fo:font-style="normal" style:text-underline-style="none" fo:background-color="transparent" loext:char-shading-value="0" style:font-name-asian="Liberation Serif" style:font-style-asian="normal" style:font-name-complex="Liberation Serif" style:font-style-complex="normal"/>
    </style:style>
    <style:style style:name="T262" style:family="text">
      <style:text-properties style:font-name="Liberation Serif1" fo:font-style="normal" style:text-underline-style="none" officeooo:rsid="001b8001" fo:background-color="transparent" loext:char-shading-value="0" style:font-name-asian="Liberation Serif" style:font-style-asian="normal" style:font-name-complex="Liberation Serif" style:font-style-complex="normal"/>
    </style:style>
    <style:style style:name="T263" style:family="text">
      <style:text-properties style:font-name="Liberation Serif1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264" style:family="text">
      <style:text-properties style:font-name="Liberation Serif1" fo:font-style="italic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65" style:family="text">
      <style:text-properties style:font-name="Liberation Serif1" fo:font-style="italic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66" style:family="text">
      <style:text-properties style:font-name="Liberation Serif1" fo:font-style="italic" fo:font-weight="normal" officeooo:rsid="00ac96b8" fo:background-color="transparent" loext:char-shading-value="0" style:font-style-asian="italic" style:font-weight-asian="normal" style:font-style-complex="italic" style:font-weight-complex="normal"/>
    </style:style>
    <style:style style:name="T267" style:family="text">
      <style:text-properties style:font-name="Liberation Serif1" fo:font-style="italic" fo:font-weight="normal" officeooo:rsid="00da04e3" fo:background-color="transparent" loext:char-shading-value="0" style:font-style-asian="italic" style:font-weight-asian="normal" style:font-style-complex="italic" style:font-weight-complex="normal"/>
    </style:style>
    <style:style style:name="T268" style:family="text">
      <style:text-properties style:font-name="Liberation Serif1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269" style:family="text">
      <style:text-properties style:font-name="Liberation Serif1" fo:font-style="italic" style:text-underline-style="none" fo:font-weight="normal" officeooo:rsid="001b8001" fo:background-color="transparent" loext:char-shading-value="0" style:font-style-asian="italic" style:font-weight-asian="normal" style:font-style-complex="italic" style:font-weight-complex="normal"/>
    </style:style>
    <style:style style:name="T270" style:family="text">
      <style:text-properties style:font-name="Liberation Serif1" fo:font-style="italic" style:text-underline-style="none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71" style:family="text">
      <style:text-properties style:font-name="Liberation Serif1" fo:font-style="italic" style:text-underline-style="none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72" style:family="text">
      <style:text-properties style:font-name="Liberation Serif1" fo:font-style="italic" style:text-underline-style="none" fo:font-weight="normal" officeooo:rsid="0055d068" fo:background-color="transparent" loext:char-shading-value="0" style:font-style-asian="italic" style:font-weight-asian="normal" style:font-style-complex="italic" style:font-weight-complex="normal"/>
    </style:style>
    <style:style style:name="T273" style:family="text">
      <style:text-properties style:font-name="Liberation Serif1" fo:font-style="italic" style:text-underline-style="none" fo:font-weight="normal" officeooo:rsid="001cca0a" fo:background-color="transparent" loext:char-shading-value="0" style:font-style-asian="italic" style:font-weight-asian="normal" style:font-style-complex="italic" style:font-weight-complex="normal"/>
    </style:style>
    <style:style style:name="T274" style:family="text">
      <style:text-properties style:font-name="Liberation Serif1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75" style:family="text">
      <style:text-properties style:font-name="Liberation Serif1" fo:font-style="italic" style:text-underline-style="none" fo:font-weight="normal" officeooo:rsid="00b7427f" style:font-style-asian="italic" style:font-weight-asian="normal" style:font-style-complex="italic" style:font-weight-complex="normal"/>
    </style:style>
    <style:style style:name="T276" style:family="text">
      <style:text-properties style:font-name="Liberation Serif1" fo:font-style="italic" style:text-underline-style="none" fo:background-color="transparent" loext:char-shading-value="0" style:font-name-asian="Liberation Serif" style:font-style-asian="italic" style:font-name-complex="Liberation Serif" style:font-style-complex="italic"/>
    </style:style>
    <style:style style:name="T277" style:family="text">
      <style:text-properties style:font-name="Liberation Serif1" fo:font-weight="normal" fo:background-color="transparent" loext:char-shading-value="0" style:font-weight-asian="normal" style:font-weight-complex="normal"/>
    </style:style>
    <style:style style:name="T278" style:family="text">
      <style:text-properties style:font-name="Liberation Serif1" fo:font-weight="normal" officeooo:rsid="001e079d" fo:background-color="transparent" loext:char-shading-value="0" style:font-weight-asian="normal" style:font-weight-complex="normal"/>
    </style:style>
    <style:style style:name="T279" style:family="text">
      <style:text-properties style:font-name="Liberation Serif1" fo:font-weight="normal" officeooo:rsid="00540c76" fo:background-color="transparent" loext:char-shading-value="0" style:font-weight-asian="normal" style:font-weight-complex="normal"/>
    </style:style>
    <style:style style:name="T280" style:family="text">
      <style:text-properties style:font-name="Liberation Serif1" fo:font-weight="normal" officeooo:rsid="008b35de" fo:background-color="transparent" loext:char-shading-value="0" style:font-weight-asian="normal" style:font-weight-complex="normal"/>
    </style:style>
    <style:style style:name="T281" style:family="text">
      <style:text-properties style:font-name="Liberation Serif1" fo:font-weight="normal" officeooo:rsid="008ead57" fo:background-color="transparent" loext:char-shading-value="0" style:font-weight-asian="normal" style:font-weight-complex="normal"/>
    </style:style>
    <style:style style:name="T282" style:family="text">
      <style:text-properties style:font-name="Liberation Serif1" fo:font-weight="normal" officeooo:rsid="00930003" fo:background-color="transparent" loext:char-shading-value="0" style:font-weight-asian="normal" style:font-weight-complex="normal"/>
    </style:style>
    <style:style style:name="T283" style:family="text">
      <style:text-properties style:font-name="Liberation Serif1" fo:font-weight="normal" officeooo:rsid="00a0a3c7" fo:background-color="transparent" loext:char-shading-value="0" style:font-weight-asian="normal" style:font-weight-complex="normal"/>
    </style:style>
    <style:style style:name="T284" style:family="text">
      <style:text-properties style:font-name="Liberation Serif1" fo:font-weight="normal" officeooo:rsid="00ac96b8" fo:background-color="transparent" loext:char-shading-value="0" style:font-weight-asian="normal" style:font-weight-complex="normal"/>
    </style:style>
    <style:style style:name="T285" style:family="text">
      <style:text-properties style:font-name="Liberation Serif1" fo:font-weight="normal" officeooo:rsid="00b02566" fo:background-color="transparent" loext:char-shading-value="0" style:font-weight-asian="normal" style:font-weight-complex="normal"/>
    </style:style>
    <style:style style:name="T286" style:family="text">
      <style:text-properties style:font-name="Liberation Serif1" fo:font-weight="normal" officeooo:rsid="00da04e3" fo:background-color="transparent" loext:char-shading-value="0" style:font-weight-asian="normal" style:font-weight-complex="normal"/>
    </style:style>
    <style:style style:name="T287" style:family="text">
      <style:text-properties style:font-name="Liberation Serif1" fo:font-weight="bold" fo:background-color="transparent" loext:char-shading-value="0" style:font-weight-asian="bold" style:font-weight-complex="bold"/>
    </style:style>
    <style:style style:name="T288" style:family="text">
      <style:text-properties style:font-name="Liberation Serif1" fo:font-weight="bold" officeooo:rsid="001e079d" fo:background-color="transparent" loext:char-shading-value="0" style:font-weight-asian="bold" style:font-weight-complex="bold"/>
    </style:style>
    <style:style style:name="T289" style:family="text">
      <style:text-properties style:font-name="Liberation Serif1" fo:font-weight="bold" officeooo:rsid="008ead57" fo:background-color="transparent" loext:char-shading-value="0" style:font-weight-asian="bold" style:font-weight-complex="bold"/>
    </style:style>
    <style:style style:name="T290" style:family="text">
      <style:text-properties style:font-name="Liberation Serif1" fo:font-weight="bold" officeooo:rsid="00930003" fo:background-color="transparent" loext:char-shading-value="0" style:font-weight-asian="bold" style:font-weight-complex="bold"/>
    </style:style>
    <style:style style:name="T291" style:family="text">
      <style:text-properties style:font-name="Liberation Serif1" fo:font-weight="bold" officeooo:rsid="00da04e3" fo:background-color="transparent" loext:char-shading-value="0" style:font-weight-asian="bold" style:font-weight-complex="bold"/>
    </style:style>
    <style:style style:name="T292" style:family="text">
      <style:text-properties officeooo:rsid="005cf811"/>
    </style:style>
    <style:style style:name="T293" style:family="text">
      <style:text-properties officeooo:rsid="005ff056"/>
    </style:style>
    <style:style style:name="T294" style:family="text">
      <style:text-properties officeooo:rsid="00745ad9"/>
    </style:style>
    <style:style style:name="T295" style:family="text">
      <style:text-properties officeooo:rsid="0078a2da"/>
    </style:style>
    <style:style style:name="T296" style:family="text">
      <style:text-properties officeooo:rsid="00894806"/>
    </style:style>
    <style:style style:name="T297" style:family="text">
      <style:text-properties officeooo:rsid="008d8493"/>
    </style:style>
    <style:style style:name="T298" style:family="text">
      <style:text-properties officeooo:rsid="00c13698"/>
    </style:style>
    <style:style style:name="T299" style:family="text">
      <style:text-properties officeooo:rsid="00c2d31a"/>
    </style:style>
    <style:style style:name="T300" style:family="text">
      <style:text-properties officeooo:rsid="00c2d31a" fo:background-color="transparent" loext:char-shading-value="0"/>
    </style:style>
    <style:style style:name="T301" style:family="text">
      <style:text-properties officeooo:rsid="00cd8f65" fo:background-color="transparent" loext:char-shading-value="0"/>
    </style:style>
    <style:style style:name="T302" style:family="text">
      <style:text-properties officeooo:rsid="00d60023"/>
    </style:style>
    <style:style style:name="T303" style:family="text">
      <style:text-properties style:text-line-through-style="none" style:text-line-through-type="none" style:font-name="Liberation Serif" fo:font-size="11pt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304" style:family="text">
      <style:text-properties style:text-line-through-style="none" style:text-line-through-type="none" style:font-name="Liberation Serif" fo:font-size="11pt" style:text-underline-style="none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305" style:family="text">
      <style:text-properties style:text-line-through-style="none" style:text-line-through-type="none" style:font-name="Liberation Serif" fo:font-size="11pt" fo:font-style="normal" style:text-underline-style="none" fo:font-weight="normal" officeooo:rsid="02003fe7" style:font-name-asian="Liberation Serif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T306" style:family="text">
      <style:text-properties officeooo:rsid="00e504a4"/>
    </style:style>
    <style:style style:name="T307" style:family="text">
      <style:text-properties officeooo:rsid="00f94841"/>
    </style:style>
    <style:style style:name="T308" style:family="text">
      <style:text-properties officeooo:rsid="00fc1122"/>
    </style:style>
    <style:style style:name="T309" style:family="text">
      <style:text-properties officeooo:rsid="0106f4f7"/>
    </style:style>
    <style:style style:name="T310" style:family="text">
      <style:text-properties officeooo:rsid="010a4fce"/>
    </style:style>
    <style:style style:name="T311" style:family="text">
      <style:text-properties officeooo:rsid="0113f27b"/>
    </style:style>
    <style:style style:name="T312" style:family="text">
      <style:text-properties officeooo:rsid="0118fd61"/>
    </style:style>
    <style:style style:name="T313" style:family="text">
      <style:text-properties style:text-position="super 58%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5" text:outline-level="1"><text:span text:style-name="T296">Dr </text:span>Kyle A Oman</text:h>
      <text:p text:style-name="P66"><text:tab/><text:span text:style-name="T36">Office: +44 (0) 191 33 43011<text:tab/>Institute for Computational Cosmology</text:span></text:p>
      <text:p text:style-name="P65"><text:tab/><text:span text:style-name="T36">Mobile: +44 (0) 737 693 4098<text:tab/>Department of Physics &amp; Astronomy, Durham University</text:span></text:p>
      <text:p text:style-name="P64"><text:tab/><text:span text:style-name="T36">kyle.a.oman@durham.ac.uk</text:span><text:tab/><text:span text:style-name="T182">South Road, Durham DH1 3LE, United Kingdom<text:line-break/><text:tab/></text:span><text:a xlink:type="simple" xlink:href="https://kyleaoman.github.io/" text:style-name="Internet_20_link" text:visited-style-name="Visited_20_Internet_20_Link"><text:span text:style-name="T307">kyleaoman.github.io</text:span></text:a></text:p>
      <text:p text:style-name="P64"><text:tab/><draw:frame draw:style-name="fr1" draw:name="Image1" text:anchor-type="as-char" svg:y="-0.314cm" svg:width="0.339cm" svg:height="0.339cm" draw:z-index="0"><draw:image xlink:href="Pictures/100007E00000078B0000078BA5D6E962A0E84187.svg" xlink:type="simple" xlink:show="embed" xlink:actuate="onLoad" draw:mime-type="image/svg+xml"/><draw:image xlink:href="Pictures/100000010000004900000049BCE77349AF3D2E3B.png" xlink:type="simple" xlink:show="embed" xlink:actuate="onLoad" draw:mime-type="image/png"/><svg:title>orcid logo</svg:title></draw:frame> <text:a xlink:type="simple" xlink:href="https://orcid.org/0000-0001-9857-7788" text:style-name="Internet_20_link" text:visited-style-name="Visited_20_Internet_20_Link">0000-0001-9857-7788</text:a></text:p>
      <text:p text:style-name="P119"><text:span text:style-name="T227">Academic </text:span><text:span text:style-name="T229">Qualifications</text:span><text:span text:style-name="T223"><text:tab/></text:span></text:p>
      <text:p text:style-name="P15"><text:tab/><text:span text:style-name="T37">PhD<text:tab/></text:span><text:span text:style-name="T38">University of Victoria, Astronomy<text:tab/>Aug 201</text:span><text:span text:style-name="T44">7</text:span><text:span text:style-name="T38"><text:line-break/><text:tab/><text:tab/>Dissertation: “An explanation for the unexpected diversity <text:line-break/><text:tab/><text:tab/>of dwarf galaxy rotation curves”<text:line-break/><text:tab/><text:tab/>Supervisor: Julio Navarro</text:span></text:p>
      <text:p text:style-name="P15"><text:span text:style-name="T38"><text:tab/></text:span><text:span text:style-name="T37">MSc<text:tab/></text:span><text:span text:style-name="T38">University of Waterloo, Physics<text:tab/>Aug 2013<text:line-break/><text:tab/><text:tab/>Dissertation: “Probing the environmental dependence of star <text:line-break/><text:tab/><text:tab/>formation in satellite galaxies using orbital kinematics”<text:line-break/><text:tab/><text:tab/>Supervisor: Michael Hudson</text:span></text:p>
      <text:p text:style-name="P15"><text:span text:style-name="T38"><text:tab/></text:span><text:span text:style-name="T37">BSc</text:span><text:span text:style-name="T38"><text:tab/>University of Waterloo, </text:span><text:span text:style-name="T39">Honours </text:span><text:span text:style-name="T38">Physics (Astrophysics spec.)<text:tab/>Jun 2011<text:line-break/><text:tab/><text:tab/>Graduated on Dean's Honour List<text:line-break/><text:tab/><text:tab/></text:span><text:span text:style-name="T39">Dissertation: “An object-oriented halo finder”<text:line-break/><text:tab/></text:span><text:span text:style-name="T38"><text:tab/></text:span><text:span text:style-name="T39">Supervisor: Michael Balogh</text:span></text:p>
      <text:p text:style-name="P112"><text:span text:style-name="T182">Employment</text:span><text:tab/></text:p>
      <text:p text:style-name="P57"><text:span text:style-name="T212"><text:tab/></text:span><text:span text:style-name="T215">Asst. Professor &amp; Royal Society Dorothy Hodgkin Fellow<text:tab/>Oct 2023 – present<text:line-break/><text:tab/> <text:s/>Institute for Computational Cosmology, Durham University</text:span></text:p>
      <text:p text:style-name="P57"><text:span text:style-name="T212"><text:tab/></text:span><text:span text:style-name="T214">Postdoctoral research associate (grade 8)</text:span><text:span text:style-name="T213"><text:tab/>Jul 2022 </text:span><text:span text:style-name="T212">– </text:span><text:span text:style-name="T215">Sept 2023</text:span><text:span text:style-name="T201"><text:line-break/><text:tab/> <text:s/>Institute for Computational Cosmology, Durham University</text:span></text:p>
      <text:p text:style-name="P29"><text:tab/>Postdoctoral research associate <text:span text:style-name="T302">(grade 7)</text:span><text:tab/>Oct 2019 – <text:span text:style-name="T302">Jun 2022</text:span><text:line-break/><text:tab/> <text:s/>Institute for Computational Cosmology, Durham University</text:p>
      <text:p text:style-name="P28"><text:tab/>Researcher (postdoctoral)<text:tab/>Oct 2017 – Sept 2019<text:line-break/><text:tab/> <text:s/>Kapteyn Astronomical Institute, Rijksuniversiteit Groningen</text:p>
      <text:p text:style-name="P24"><text:tab/><text:span text:style-name="T216">Summer research internship<text:tab/>May 2010 – Aug 2010<text:line-break/></text:span><text:span text:style-name="T4"><text:tab/> <text:s/></text:span><text:span text:style-name="T96">Department of Physics &amp; Astronomy, University of Waterloo</text:span></text:p>
      <text:p text:style-name="P24"><text:span text:style-name="T96"><text:tab/>Summer research internship<text:tab/>May 20</text:span><text:span text:style-name="T98">09</text:span><text:span text:style-name="T96"> </text:span><text:span text:style-name="T97">– </text:span><text:span text:style-name="T96">Aug 2009<text:line-break/></text:span><text:span text:style-name="T4"><text:tab/> <text:s/></text:span><text:span text:style-name="T96">Department of Physics &amp; Astronomy, University of Waterloo</text:span></text:p>
      <text:p text:style-name="P121"/>
      <text:p text:style-name="P120"><text:span text:style-name="T227">Grants, </text:span><text:span text:style-name="T230">Computing Time</text:span><text:span text:style-name="T221"> &amp; </text:span><text:span text:style-name="T225">Funding</text:span><text:span text:style-name="T221"><text:tab/></text:span></text:p>
      <text:p text:style-name="P27"><text:tab/><text:span text:style-name="T311">Matariki Network of Universities Seed Fund (GBP 24 950)<text:tab/>2024 – 2026<text:line-break/><text:tab/> <text:s/></text:span><text:span text:style-name="T9">Title: “The SWAN Universe: Simulations for Wallaby and the nearby Universe”<text:line-break/><text:tab/> <text:s/>Role: co-I, Durham University lead</text:span></text:p>
      <text:p text:style-name="P27"><text:tab/><text:span text:style-name="T310">Durham STFC Impact Acceleration Account (GBP 17 156)<text:tab/>2024<text:line-break/><text:tab/> <text:s/></text:span><text:span text:style-name="T8">Title: “Human mobility for natural disaster risk management with astrophysics<text:line-break/><text:tab/> <text:s/>techniques”<text:line-break/><text:tab/> <text:s/></text:span><text:span text:style-name="T9">Role: co-PI (with A. Dunant)</text:span></text:p>
      <text:p text:style-name="P27"><text:span text:style-name="T307"><text:tab/>Royal Society Dorothy Hodgkin Fellowship (GBP 1.</text:span><text:span text:style-name="T309">5</text:span><text:span text:style-name="T307">M)<text:tab/>2023 – 2031<text:line-break/><text:tab/> <text:s/></text:span><text:span text:style-name="T6">Title: “Key dark matter particle properties from dwarf galaxy astrophysics”</text:span></text:p>
      <text:p text:style-name="P23"><text:span text:style-name="T6"><text:tab/></text:span><text:span text:style-name="T100">DiRAC-3 Phase 2 Director’s Discretionary Time (8.84M cpu-hr)<text:tab/>2023 – 2024<text:line-break/><text:tab/> <text:s/></text:span><text:span text:style-name="T7">Title: “Simulated 21-cm survey of the Southern sky”</text:span></text:p>
      <text:p text:style-name="P23"><text:tab/><text:span text:style-name="T299">Cosmology and Astroparticle Student &amp; Postdoc Exchange Network Visitor (GBP</text:span><text:span text:style-name="T300"> </text:span><text:span text:style-name="T301">1 400</text:span><text:span text:style-name="T300">)</text:span><text:span text:style-name="T299"><text:tab/>2022</text:span><text:span text:style-name="T298"><text:line-break/><text:tab/> <text:s/></text:span><text:span text:style-name="T6">Title</text:span><text:span text:style-name="T5">: “Structure and equilibrium of simulated dwarf galaxies”</text:span><text:span text:style-name="T298"><text:tab/> <text:s/></text:span></text:p>
      <text:p text:style-name="P58"><text:span text:style-name="T209"><text:tab/>Durham University Physics Department Developing Talent Award </text:span><text:span text:style-name="T210">(GBP 4 000)</text:span><text:span text:style-name="T209"><text:tab/>2022<text:line-break/><text:tab/> <text:s/></text:span><text:span text:style-name="T33">Title</text:span><text:span text:style-name="T275">: “The fragility of dwarf galaxies used as dark matter tracers”</text:span></text:p>
      <text:p text:style-name="P118"><text:span text:style-name="T228">Scholarships</text:span><text:span text:style-name="T221"> &amp; Awards<text:tab/></text:span></text:p>
      <text:p text:style-name="P26"><text:tab/><text:span text:style-name="T302">Durham University Discretionary Award<text:tab/>202</text:span><text:span text:style-name="T308">3</text:span><text:span text:style-name="T302"><text:line-break/><text:tab/> <text:s/>GBP </text:span><text:span text:style-name="T307">5</text:span><text:span text:style-name="T302">00, Institution-level, award by nomination</text:span></text:p>
      <text:p text:style-name="P26"><text:tab/><text:span text:style-name="T302">Durham University Discretionary Award<text:tab/>2022<text:line-break/><text:tab/> <text:s/>GBP 1 000, Institution-level, award by nomination</text:span></text:p>
      <text:p text:style-name="P26"><text:tab/>RM Petrie Memorial Fellowship<text:tab/>2016 – 2017<text:line-break/><text:tab/> <text:s/>CAD 4 750, Institution-level, award by nomination</text:p>
      <text:p text:style-name="P22"><text:tab/>University of Victoria President’s Research Scholarship<text:tab/>2016<text:line-break/><text:tab/> <text:s/>CAD 4 000, Institution-level, award by nomination</text:p>
      <text:p text:style-name="P22"><text:tab/>National Science and Engineering Research Council Canada Graduate <text:tab/>2015 – 2016<text:line-break/><text:tab/><text:span text:style-name="T292">Scholarship </text:span>with Michael Smith Foreign Study Supplement<text:line-break/><text:tab/> <text:s/>CAD 76 000, National-level, top Canadian graduate research scholarship<text:line-break/><text:span text:style-name="T1"><text:tab/> <text:s/></text:span><text:span text:style-name="T6">Title</text:span><text:span text:style-name="T1">: “Remaining challenges to the standard model of cosmology: a <text:line-break/><text:tab/> <text:s/>solution to the cusp-core problem”</text:span></text:p>
      <text:p text:style-name="P25"><text:tab/>University of Victoria Graduate Award<text:tab/>2014 – 2015<text:line-break/><text:tab/> <text:s/>CAD 6 000, Institution-level, award by nomination</text:p>
      <text:p text:style-name="P22"><text:tab/>Nora and Mark DeGoutière Memorial Scholarship<text:tab/><text:span text:style-name="T292">2014<text:line-break/></text:span><text:tab/> <text:s/>CAD 11 250, Institution-level, award by nomination</text:p>
      <text:p text:style-name="P22"><text:tab/>University of Victoria Fellowship<text:tab/><text:span text:style-name="T292">2013<text:line-break/></text:span><text:tab/> <text:s/>CAD 15 000, Institution-level, award by nomination</text:p>
      <text:p text:style-name="P22"><text:soft-page-break/><text:tab/>Queen Elizabeth II Graduate Scholarship in Science and Technology<text:tab/><text:span text:style-name="T292">2012<text:line-break/></text:span><text:tab/> <text:s/>CAD 15 000, Provincial-level, research scholarship<text:line-break/><text:tab/> <text:s/><text:span text:style-name="T6">Title</text:span><text:span text:style-name="T1">: “Deconstructing Star Formation Histories from Orbits in <text:line-break/><text:tab/> <text:s/>N-Body Simulations”</text:span></text:p>
      <text:p text:style-name="P22"><text:tab/>National Science and Engineering Research Council Undergraduate Student<text:tab/><text:span text:style-name="T292">2009<text:line-break/></text:span><text:tab/>Research Award<text:line-break/><text:tab/> <text:s/>CAD 4 500, National-level, summer research scholarship</text:p>
      <text:p text:style-name="P111"><text:span text:style-name="T217">Research </text:span><text:span text:style-name="T293">student </text:span><text:span text:style-name="T217">supervision</text:span><text:tab/></text:p>
      <text:p text:style-name="P14"><text:span text:style-name="T60">I have co-supervised the thes</text:span><text:span text:style-name="T80">is work of </text:span><text:span text:style-name="T81">10</text:span><text:span text:style-name="T80"> students (3 BSc, </text:span><text:span text:style-name="T81">6</text:span><text:span text:style-name="T80"> MSc/</text:span><text:span text:style-name="T81">MPhys</text:span><text:span text:style-name="T80">, 1 PhD).</text:span><text:span text:style-name="T77"><text:tab/></text:span></text:p>
      <text:p text:style-name="P37"><text:span text:style-name="T39"><text:tab/></text:span><text:span text:style-name="T70">Summer Nuffield Foundation Research Placement Host for Matilda Hunnisett<text:tab/>Aug 2023<text:line-break/><text:tab/> <text:s/>Institute for Computational Cosmology, Durham University</text:span></text:p>
      <text:p text:style-name="P37"><text:span text:style-name="T39"><text:tab/></text:span><text:span text:style-name="T70">Summer Nuffield Foundation Research Placement Host for Piotr Stelmaszczyk<text:tab/>Aug 2023<text:line-break/><text:tab/> <text:s/>Institute for Computational Cosmology, Durham University</text:span></text:p>
      <text:p text:style-name="P37"><text:span text:style-name="T39"><text:tab/></text:span><text:span text:style-name="T68">MPhys thesis co-supervisor (with M. Swinbank) for Lauryn Tapper<text:tab/>Oct 2022 </text:span><text:span text:style-name="T40">– </text:span><text:span text:style-name="T51">present<text:line-break/></text:span><text:span text:style-name="T67"><text:tab/> <text:s/>Institute for Computational Cosmology, Durham University<text:line-break/><text:tab/> <text:s/></text:span><text:span text:style-name="T19">“A dynamic analysis of the gas within simulated galaxies”</text:span></text:p>
      <text:p text:style-name="P35"><text:span text:style-name="T77"><text:tab/></text:span><text:span text:style-name="T78">Summer undergraduate research project supervisor for Eleanor Downing<text:tab/>Jul </text:span><text:span text:style-name="T79">– </text:span><text:span text:style-name="T78">Sept 2022</text:span><text:span text:style-name="T67"><text:line-break/><text:tab/> <text:s/>Institute for Computational Cosmology, Durham University<text:line-break/><text:tab/> <text:s/></text:span><text:span text:style-name="T19">“</text:span><text:span text:style-name="T18">The diverse perturbations affecting dwarf galaxies used as dark <text:line-break/><text:tab/> <text:s/>matter tracers</text:span><text:span text:style-name="T19">”</text:span></text:p>
      <text:p text:style-name="P34"><text:span text:style-name="T39"><text:tab/></text:span><text:span text:style-name="T38">M</text:span><text:span text:style-name="T68">Phys</text:span><text:span text:style-name="T38"> thesis co-supervisor (with A. Fattahi) for Alex Cooke<text:tab/>Oct 2021 </text:span><text:span text:style-name="T40">– </text:span><text:span text:style-name="T68">Apr 2022</text:span><text:span text:style-name="T38"><text:line-break/><text:tab/> <text:s/>Institute for Computational Cosmology, Durham University<text:line-break/><text:tab/> <text:s/></text:span><text:span text:style-name="T10">“</text:span><text:span text:style-name="T17">The lives and deaths of faint satellite galaxies</text:span><text:span text:style-name="T10">”</text:span></text:p>
      <text:p text:style-name="P52"><text:span text:style-name="T192"><text:tab/></text:span><text:span text:style-name="T194">M</text:span><text:span text:style-name="T204">Phys</text:span><text:span text:style-name="T194"> thesis co-supervisor (with C. Frenk) for Richard Brooks<text:tab/>Oct 2021 </text:span><text:span text:style-name="T185">– </text:span><text:span text:style-name="T204">Apr 2022</text:span><text:span text:style-name="T194"><text:line-break/><text:tab/> <text:s/>Institute for Computational Cosmology, Durham University<text:line-break/><text:tab/> <text:s/></text:span><text:span text:style-name="T27">“</text:span><text:span text:style-name="T28">A path to revealing the nature of dark matter by neutral gas</text:span><text:span text:style-name="T27">”</text:span></text:p>
      <text:p text:style-name="P13"><text:span text:style-name="T39"><text:tab/></text:span><text:span text:style-name="T51">PhD thesis co-supervisor (</text:span><text:span text:style-name="T55">with </text:span><text:span text:style-name="T51">R. Massey, C. Frenk</text:span><text:span text:style-name="T55">)</text:span><text:span text:style-name="T51"> for Ellen Sirks<text:tab/>Jan 2020 </text:span><text:span text:style-name="T40">– </text:span><text:span text:style-name="T69">Oct 2022</text:span><text:span text:style-name="T51"><text:line-break/><text:tab/> <text:s/>Institute for Computational Cosmology, Durham University</text:span></text:p>
      <text:p text:style-name="P13"><text:span text:style-name="T51"><text:tab/></text:span><text:span text:style-name="T65">Summer Nuffield Foundation Research Placement Host for Jared Turnbull<text:tab/>Aug 2021<text:line-break/><text:tab/> <text:s/>Institute for Computational Cosmology, Durham University<text:line-break/><text:tab/> <text:s/></text:span><text:span text:style-name="T16">“Visualisations of Simulated Galaxies”</text:span></text:p>
      <text:p text:style-name="P51"><text:span text:style-name="T192"><text:tab/></text:span><text:span text:style-name="T200">M</text:span><text:span text:style-name="T204">Phys</text:span><text:span text:style-name="T187"> thesis co-supervisor (with C. Frenk) for Finn Roper<text:tab/>Jun 2020 </text:span><text:span text:style-name="T185">– </text:span><text:span text:style-name="T194">Apr 2021</text:span><text:span text:style-name="T187"><text:line-break/><text:tab/> <text:s/>Institute for Computational Cosmology, Durham University<text:line-break/></text:span><text:span text:style-name="T26"><text:tab/> <text:s/>“The effect of baryon feedback on simulated dark matter<text:line-break/><text:tab/> <text:s/>distributions”</text:span></text:p>
      <text:p text:style-name="P55"><text:span text:style-name="T192"><text:tab/></text:span><text:span text:style-name="T184">MSc thesis co-supervisor (with M. Verheijen) for Anatolii Zadvornyi<text:tab/>Sept 2019 </text:span><text:span text:style-name="T185">– </text:span><text:span text:style-name="T194">Jul 2021</text:span><text:span text:style-name="T184"><text:line-break/></text:span><text:span text:style-name="T107"><text:tab/> <text:s/>Kapteyn Institute, Rijksuniversiteit Groningen<text:line-break/><text:tab/> <text:s/></text:span><text:span text:style-name="T25">“Star formation suppression, gas consumption and stripping in<text:line-break/><text:tab/> <text:s/>cluster satellites”</text:span></text:p>
      <text:p text:style-name="P12"><text:soft-page-break/><text:span text:style-name="T39"><text:tab/></text:span><text:span text:style-name="T49">MSc thesis co-supervisor (with S. Trager) for Amit Upadhyay<text:tab/>Sept 2018 </text:span><text:span text:style-name="T40">– </text:span><text:span text:style-name="T49">Aug 2020<text:line-break/><text:tab/> <text:s/></text:span><text:span text:style-name="T50">Kapteyn Institute, Rijksuniversiteit Groningen<text:line-break/><text:tab/> <text:s/></text:span><text:span text:style-name="T14">“Star formation histories of Coma Cluster galaxies matched to <text:line-break/><text:tab/> <text:s/>simulated orbits hints at quenching around first pericentre”</text:span></text:p>
      <text:p text:style-name="P50"><text:span text:style-name="T184"><text:tab/>BSc thesis co-supervisor (with M. Verheijen) for Anatolii Zadvornyi<text:tab/>Jan 2019 </text:span><text:span text:style-name="T185">– </text:span><text:span text:style-name="T184">May 2019<text:line-break/><text:tab/> <text:s/></text:span><text:span text:style-name="T186">Kapteyn Astronomical Institute, Rijksuniversiteit Groningen<text:line-break/><text:tab/> <text:s/></text:span><text:span text:style-name="T20">“</text:span><text:span text:style-name="T14">Enviromental </text:span><text:span text:style-name="T15">s</text:span><text:span text:style-name="T14">tar </text:span><text:span text:style-name="T15">f</text:span><text:span text:style-name="T14">ormation </text:span><text:span text:style-name="T15">s</text:span><text:span text:style-name="T14">uppression in </text:span><text:span text:style-name="T15">g</text:span><text:span text:style-name="T14">alaxy </text:span><text:span text:style-name="T15">c</text:span><text:span text:style-name="T14">lusters</text:span><text:span text:style-name="T20">”</text:span></text:p>
      <text:p text:style-name="P57"><text:span text:style-name="T192"><text:tab/></text:span><text:span text:style-name="T184">BSc</text:span><text:span text:style-name="T185"> thesis co-supervisor </text:span><text:span text:style-name="T184">(with J. Navarro, A. Fattahi) </text:span><text:span text:style-name="T185">for James Lan</text:span><text:span text:style-name="T184">e</text:span><text:span text:style-name="T185"><text:tab/>Sept 2016 – </text:span><text:span text:style-name="T191">Apr</text:span><text:span text:style-name="T185"> 2017<text:line-break/></text:span><text:span text:style-name="T108"><text:tab/> <text:s/></text:span><text:span text:style-name="T109">Department of Physics &amp; Astronomy, University of Victoria</text:span><text:span text:style-name="T185"><text:line-break/><text:tab/> <text:s/></text:span><text:span text:style-name="T22">“The mysterious progenitor of the Ophiuchus stream”</text:span></text:p>
      <text:p text:style-name="P38"><text:span text:style-name="T10"><text:tab/></text:span><text:span text:style-name="T49">BSc</text:span><text:span text:style-name="T38"> thesis co-supervisor </text:span><text:span text:style-name="T51">(with J. Navarro) for </text:span><text:span text:style-name="T38">Patrick McManus<text:tab/>Sept 2016 – </text:span><text:span text:style-name="T41">Apr</text:span><text:span text:style-name="T38"> 2017<text:line-break/><text:tab/> <text:s/></text:span><text:span text:style-name="T50">Department of Physics &amp; Astronomy, University of Victoria</text:span><text:span text:style-name="T38"><text:line-break/><text:tab/> <text:s/></text:span><text:span text:style-name="T10">“</text:span><text:span text:style-name="T14">T</text:span><text:span text:style-name="T10">he effect of an impulsive gravitational perturbation on a dark <text:line-break/><text:tab/> <text:s/>matter halo”</text:span></text:p>
      <text:p text:style-name="P110"><text:span text:style-name="T82">Teaching Experience</text:span><text:tab/></text:p>
      <text:p text:style-name="P11"><text:span text:style-name="T11"><text:tab/></text:span><text:span text:style-name="T84">Course development<text:tab/>May – Aug 2015<text:line-break/><text:tab/><text:tab/></text:span><text:span text:style-name="T11">Produced new draft of laboratory manual for </text:span><text:span text:style-name="T13">University of Victoria </text:span><text:span text:style-name="T11">undergraduate<text:line-break/><text:tab/><text:tab/>introductory astronomy course, in use as of Fall 2016. Development of visualization <text:tab/><text:tab/><text:tab/><text:tab/>software for use in same </text:span><text:span text:style-name="T13">c</text:span><text:span text:style-name="T11">ourse.</text:span></text:p>
      <text:p text:style-name="P63"><text:span text:style-name="T22"><text:tab/></text:span><text:span text:style-name="T129">Substitute lecturer<text:line-break/><text:tab/><text:tab/></text:span><text:span text:style-name="T32">Lectures for courses “Introduction to astronomy; Cosmic history” (Feb-Mar 2023, <text:tab/><text:tab/><text:tab/><text:tab/>instructor C. Frenk), “Introduction to galaxies” (Mar 2017, instructor J. Navarro).</text:span></text:p>
      <text:p text:style-name="P56"><text:span text:style-name="T22"><text:tab/></text:span><text:span text:style-name="T105">G</text:span><text:span text:style-name="T104">uest lecturer<text:tab/><text:line-break/></text:span><text:span text:style-name="T23"><text:tab/><text:tab/>Lectures for courses “Representation of time travel in popular culture” (</text:span><text:span text:style-name="T24">May 2014, <text:tab/><text:tab/><text:tab/><text:tab/>Dept. Fine Arts, instructor J. Threlfall), “Life in the Universe” (Mar 2015, Mar <text:tab/>2016, <text:tab/><text:tab/><text:tab/>Dept. Physics &amp; Astronomy, instructor J. Willis).</text:span></text:p>
      <text:p text:style-name="P49"><text:span text:style-name="T108"><text:tab/>Teaching Assistant</text:span><text:span text:style-name="T119">ships – 1</text:span><text:span text:style-name="T120">1</text:span><text:span text:style-name="T119"> appointments </text:span><text:span text:style-name="T120">totalling 45 months</text:span><text:span text:style-name="T119"><text:tab/>2010 – 20</text:span><text:span text:style-name="T120">22</text:span><text:span text:style-name="T119"><text:line-break/><text:tab/><text:tab/></text:span><text:span text:style-name="T29">Variously: demonstration and grading for introductory physics and astronomy<text:line-break/><text:tab/><text:tab/>laboratory courses; guided problem solving sessions and grading for introductory<text:line-break/><text:tab/><text:tab/>engineering courses; grading for physics and astronomy courses; </text:span><text:span text:style-name="T30">demonstration and<text:tab/><text:tab/><text:tab/><text:tab/>grading for MSc scientific computing course.</text:span></text:p>
      <text:p text:style-name="P98"/>
      <text:p text:style-name="P114"><text:span text:style-name="T99">Publications</text:span><text:span text:style-name="T95"><text:tab/></text:span></text:p>
      <text:p text:style-name="P62"><text:span text:style-name="T113">I </text:span><text:span text:style-name="T121">am an author of </text:span><text:span text:style-name="T134">51</text:span><text:span text:style-name="T121"> refereed articles (</text:span><text:span text:style-name="T134">4262</text:span><text:span text:style-name="T121"> citations, H=</text:span><text:span text:style-name="T132">3</text:span><text:span text:style-name="T133">1</text:span><text:span text:style-name="T121">), of which </text:span><text:span text:style-name="T122">8</text:span><text:span text:style-name="T121"> as the first author (</text:span><text:span text:style-name="T128">7</text:span><text:span text:style-name="T134">81</text:span><text:span text:style-name="T121"> citations), and a further </text:span><text:span text:style-name="T128">21</text:span><text:span text:style-name="T121"> in which I had a major role. </text:span><text:span text:style-name="T123">An up-to-date list is </text:span><text:a xlink:type="simple" xlink:href="https://ui.adsabs.harvard.edu/public-libraries/Vhk-Crd-QRqqagdqyVyUrg" text:style-name="Internet_20_link" text:visited-style-name="Visited_20_Internet_20_Link">available on NASA ADS</text:a><text:span text:style-name="T123">. </text:span><text:span text:style-name="T124">I have highlighted some of my best work with a ★. </text:span><text:span text:style-name="T125">P</text:span><text:span text:style-name="T126">apers </text:span><text:span text:style-name="T125">led by students under my supervision</text:span><text:span text:style-name="T126"> are marked with a</text:span><text:span text:style-name="T139"> </text:span><text:span text:style-name="T151">†</text:span><text:span text:style-name="T305">.</text:span></text:p>
      <text:p text:style-name="P106">Pre-prints</text:p>
      <text:list xml:id="list113409975" text:style-name="L1">
        <text:list-item>
          <text:p text:style-name="P138"><text:span text:style-name="T166">B</text:span><text:span text:style-name="T164">rown, Fattahi, McCarthy, Font, </text:span><text:span text:style-name="T160">Oman</text:span><text:span text:style-name="T164"> and Riley (2024). </text:span><text:span text:style-name="T175">ARTEMIS emulator: exploring the effect of cosmology and galaxy formation physics on Milky Way-mass haloes and their satellites</text:span><text:span text:style-name="T164">. MNRAS, submitted. </text:span><text:span text:style-name="T167">[arxiv:2403.11692]</text:span></text:p>
        </text:list-item>
        <text:list-item>
          <text:p text:style-name="P139"><text:span text:style-name="T166">M</text:span><text:span text:style-name="T164">accagni, de Blok, Mancera Pi</text:span><text:span text:style-name="T262">ñ</text:span><text:span text:style-name="T261">a, Ragusa, Iodice, Spavone, McGaugh, </text:span><text:span text:style-name="T246">Oman</text:span><text:span text:style-name="T261">, Oosterloo, Koribalski, Adams, Amram, Bosma, Bigiel, Brinks, Chemin, Combes, Gibson, Healy, Holwerda, J</text:span><text:span text:style-name="T164">ó</text:span><text:span text:style-name="T261">zsa, Kamphuis, Kleiner, Kurapati, Marasco, Spekkens, Veronese, Walter, Zabel and Zijlstra (2024). </text:span><text:span text:style-name="T276">MHONGOOSE discovery of a gas-rich low-surface brightness galaxy in the Dorado Group</text:span><text:span text:style-name="T261">. A&amp;A, submitted.</text:span></text:p>
        </text:list-item>
        <text:list-item>
          <text:p text:style-name="P140"><text:span text:style-name="T163">O</text:span><text:span text:style-name="T160">man</text:span><text:span text:style-name="T164">, Frenk, Crain, Lovell and Pfeffer (2024). </text:span><text:span text:style-name="T175">A warm dark matter cosmogony may yield more low-mass galaxy detections in 21-cm surveys than a cold dark matter one.</text:span><text:span text:style-name="T164"> MNRAS, submitted. </text:span><text:span text:style-name="T165">[arxiv:2401.11878]</text:span></text:p>
        </text:list-item>
        <text:list-item>
          <text:p text:style-name="P141"><text:span text:style-name="T151">Sirks, Harvey, Massey, </text:span><text:span text:style-name="T163">Oman</text:span><text:span text:style-name="T151">, Robertson, Frenk, Everett, Gill and McCleary (2023). </text:span><text:span text:style-name="T174">Hydrodynamical simulations of merging galaxy clusters: giant dark matter particle colliders, powered by gravity</text:span><text:span text:style-name="T151">. MNRAS, submitted.</text:span></text:p>
        </text:list-item>
        <text:list-item>
          <text:p text:style-name="P142"><text:span text:style-name="T151">J</text:span><text:span text:style-name="T147">ones, Sand, Karunakaran, Spekkens, </text:span><text:span text:style-name="T160">Oman</text:span><text:span text:style-name="T147">, Bennet, Besla, Crnojević, Cuillandre, Fielder, Gwyn and Mutlu-Pakdil (2023). </text:span><text:span text:style-name="T171">Gas and star formation in satellites of Milky Way analogs.</text:span><text:span text:style-name="T147"> ApJ, </text:span><text:span text:style-name="T158">accepted</text:span><text:span text:style-name="T147">. </text:span><text:span text:style-name="T157">[arxiv:2311.02152]</text:span></text:p>
        </text:list-item>
        <text:list-item>
          <text:p text:style-name="P143"><text:span text:style-name="T151">A</text:span><text:span text:style-name="T147">mvrosiadis, Lange, Nightingale, He, Frenk, </text:span><text:span text:style-name="T160">Oman</text:span><text:span text:style-name="T147">, Smail, Swinbank, Fragkoudi, Gadotti, Cole, Borsato, Robertson, Massey, Cao and Li (2023). </text:span><text:span text:style-name="T171">The onset of bar formation in a massive galaxy at z~3.8.</text:span><text:span text:style-name="T147"> MNRAS, submitted.</text:span></text:p>
        </text:list-item>
      </text:list>
      <text:p text:style-name="P107">Refereed publications in primary journals</text:p>
      <text:list xml:id="list170254951354131" text:continue-numbering="true" text:style-name="L1">
        <text:list-item>
          <text:p text:style-name="P144"><text:span text:style-name="T151">P</text:span><text:span text:style-name="T147">uglisi, Dudzevičiūtė, Swinbank, Gillman, Tiley, Cirasuolo, Cortese, Glazebrook, Harrison, Ibar, Molina, Obreschkow, </text:span><text:span text:style-name="T160">Oman</text:span><text:span text:style-name="T147">, Schaller, Shankar and Sharples (2023). </text:span><text:span text:style-name="T171">KURVS: The outer rotation curve shapes and dark matter fractions of z~1.5 star-forming galaxies.</text:span><text:span text:style-name="T147"> MNRAS </text:span><text:span text:style-name="T156">524: 2814</text:span><text:span text:style-name="T147">. </text:span><text:span text:style-name="T155">[arxiv:2305.04382]</text:span></text:p>
        </text:list-item>
        <text:list-item>
          <text:p text:style-name="P144"><text:span text:style-name="T151">† </text:span><text:span text:style-name="T152">Brooks, </text:span><text:span text:style-name="T162">Oman</text:span><text:span text:style-name="T152"> and Frenk (2022). </text:span><text:span text:style-name="T173">The North-South asymmetry of the ALFALFA HI velocity width function</text:span><text:span text:style-name="T152">. MNRAS </text:span><text:span text:style-name="T155">522: 4043</text:span><text:span text:style-name="T152">. [arxiv:2211.08092]</text:span></text:p>
        </text:list-item>
        <text:list-item>
          <text:p text:style-name="P145"><text:span text:style-name="T151">† </text:span><text:span text:style-name="T147">Downing and </text:span><text:span text:style-name="T160">Oman</text:span><text:span text:style-name="T147"> (2023). </text:span><text:span text:style-name="T171">The many reasons that the rotation curves of low-mass galaxies can fail as tracers of their matter distributions.</text:span><text:span text:style-name="T147"> MNRAS </text:span><text:span text:style-name="T155">522: 3318</text:span><text:span text:style-name="T147">. [arxiv:2301.05242]</text:span></text:p>
        </text:list-item>
        <text:list-item>
          <text:p text:style-name="P145"><text:span text:style-name="T151">R</text:span><text:span text:style-name="T152">eeves, Hudson and </text:span><text:span text:style-name="T162">Oman</text:span><text:span text:style-name="T152"> (2022). </text:span><text:span text:style-name="T173">Constraining satellite quenching timescales in galaxy clusters by forward-modelling stellar ages and quiescent fractions in projected phase space.</text:span><text:span text:style-name="T152"> MNRAS </text:span><text:span text:style-name="T155">522: 1779</text:span><text:span text:style-name="T152">. [arxiv:2211.09145]</text:span></text:p>
        </text:list-item>
        <text:list-item>
          <text:p text:style-name="P146"><text:soft-page-break/><text:span text:style-name="T151">† </text:span><text:span text:style-name="T258">Roper, </text:span><text:span text:style-name="T248">Oman</text:span><text:span text:style-name="T258">, Frenk, Ben</text:span><text:span text:style-name="T151">ítez-Llambay, Navarro and Santos-Santos (2022). </text:span><text:span text:style-name="T174">The diversity of rotation curves of simulated galaxies with cusps and cores</text:span><text:span text:style-name="T151">. MNRAS</text:span><text:span text:style-name="T154"> </text:span><text:span text:style-name="T155">521: 1316</text:span><text:span text:style-name="T151">. [arxiv:2203.16652]</text:span></text:p>
        </text:list-item>
        <text:list-item>
          <text:p text:style-name="P146"><text:span text:style-name="T148">Astropy Collaboration: Price-Whelan, Lim, Earl, Starkman, Bradley, Shupe, Patil, Corrales, Brasseur, Nöthe, Donath, Tollerud, Morris, Ginsburg, Vaherm Weaver, Tocknell, Jamieson, van Kerkwijk, Robitaille, Merry, Bachetti, and paper authors: Aldcroft, Alvaro-Montes, Archibald, Bódi, Bapat, Barentsen, Bazán, Biswas, Boquien, Burke, Cara, Cara, Conroy, Conseil, Craig, Cross, Cruz, D’Eugenio, Dencheva, Devillepoix, Dietrich, Eigenbrot, Erben, Ferreira, Foreman-Mackey, Fox, Freij, Garg, Geda, Glattly, Gondhalekar, Gordon, Grant, Greenfield, Groener, Guest, Gurovich, Handberg, Hart, Hatfield-Dodds, Homeier, Hosseinzadeh, Jenness, Jones, Joseph, Kalmback, Karamehmetoglu, Kałuszyński, Kelley, Kern, Kerzendorf, Kock, Kulumani, Lee, Ly, Ma, MacBride, Maljaars, Muny, Murphy, Norman, O’Steen, </text:span><text:span text:style-name="T161">Oman</text:span><text:span text:style-name="T148">, Pacifici, Pascual, Pascual-Granado, Patil, Perren, Pickering, Rastogi, Roulston, Ryan, Rykoff, Sabater, Sakurikar, Salgado, Sanghi, Saunders, Savchenko, Schwardt, Seifert-Eckert, Shih, Jain, Shukla, Sick, Simpson, Singanamalla, Singer, Singhal, Sinha, Sipőcz, Spitler, Stansby, Streicher, Šumak, Swinbank, Taranu, Tewary, Tremblay, de Val-Borro, van Kooten, Vasović, Verma, de Miranda Cardoso, Williams, Wilson, Winkel, Wood-Vasey, Xue, Yoachim, Zhang and Zonca </text:span><text:span text:style-name="T153">(2022)</text:span><text:span text:style-name="T148">. </text:span><text:span text:style-name="T172">The Astropy project: Sustaining and growing a community-oriented open-source project and the latest major release (v5.0) of the core package.</text:span><text:span text:style-name="T148"> ApJ </text:span><text:span text:style-name="T152">935: 167</text:span><text:span text:style-name="T148">. </text:span><text:span text:style-name="T149">[arxiv:</text:span><text:span text:style-name="T150">2206.14220</text:span><text:span text:style-name="T149">]</text:span></text:p>
        </text:list-item>
        <text:list-item>
          <text:p text:style-name="P147"><text:span text:style-name="T256">Bilimogga, </text:span><text:span text:style-name="T247">Oman</text:span><text:span text:style-name="T256">, Verheijen and van der Hulst (2021). </text:span><text:span text:style-name="T274">Using EAGLE simulations to study the effect of observational constraints on determination of HI asymmetries in galaxies</text:span><text:span text:style-name="T256">. MNRAS </text:span><text:span text:style-name="T257">513: 5310</text:span><text:span text:style-name="T256">. [arxiv:2205.00675]</text:span></text:p>
        </text:list-item>
        <text:list-item>
          <text:p text:style-name="P148"><text:span text:style-name="T252">Mancera</text:span><text:span text:style-name="T250">-Piña</text:span><text:span text:style-name="T254">, </text:span><text:span text:style-name="T252">Fraternali, Oosterloo, Adams, </text:span><text:span text:style-name="T244">Oman</text:span><text:span text:style-name="T252"> and Leisman (202</text:span><text:span text:style-name="T255">2</text:span><text:span text:style-name="T252">). </text:span><text:span text:style-name="T270">No need for dark matter: resolved kinematics of the ultra-diffuse galaxy AGC 114905.</text:span><text:span text:style-name="T252"> MNRAS</text:span><text:span text:style-name="T253"> 512: 3230</text:span><text:span text:style-name="T252">. [arxiv:</text:span><text:span text:style-name="T255">2112.00017</text:span><text:span text:style-name="T252">]</text:span></text:p>
        </text:list-item>
        <text:list-item>
          <text:p text:style-name="P148"><text:span text:style-name="T148">† </text:span><text:span text:style-name="T252">Sirks, </text:span><text:span text:style-name="T244">Oman</text:span><text:span text:style-name="T252">, Robertson, Massey and Frenk (2021). </text:span><text:span text:style-name="T270">The effects of self-interacting dark matter on the stripping of galaxies that fall into clusters</text:span><text:span text:style-name="T252">. MNRAS </text:span><text:span text:style-name="T253">511: 5927</text:span><text:span text:style-name="T252">. [arxiv:2109.03257]</text:span></text:p>
        </text:list-item>
        <text:list-item>
          <text:p text:style-name="P149"><text:span text:style-name="T290">Oman</text:span><text:span text:style-name="T282"> (202</text:span><text:span text:style-name="T285">2</text:span><text:span text:style-name="T282">). </text:span><text:span text:style-name="T265">The ALFALFA </text:span><text:span text:style-name="T266">HI</text:span><text:span text:style-name="T265"> velocity width function.</text:span><text:span text:style-name="T282"> MNRAS </text:span><text:span text:style-name="T284">509:</text:span><text:span text:style-name="T282"> </text:span><text:span text:style-name="T284">3268</text:span><text:span text:style-name="T282">. [arxiv:2108.08856]</text:span></text:p>
        </text:list-item>
        <text:list-item>
          <text:p text:style-name="P149"><text:span text:style-name="T278">K</text:span><text:span text:style-name="T277">arunakaran, Spekkens, </text:span><text:span text:style-name="T287">Oman</text:span><text:span text:style-name="T277">, Simpson, Fattahi, Sand, Bennet, Crnojevi</text:span><text:span text:style-name="T169">ć</text:span><text:span text:style-name="T277">, Frenk, G</text:span><text:span text:style-name="T169">ó</text:span><text:span text:style-name="T277">mez, Grand, Jones, Marinacci, Mutlu-Pakdil, Navarro </text:span><text:span text:style-name="T281">and</text:span><text:span text:style-name="T277"> Zaritsky (2021). </text:span><text:span text:style-name="T263">Satellites around Milky Way analogs: Tension in the number and fraction of quiescent satellites seen in observations versus simulations.</text:span><text:span text:style-name="T277"> ApJ </text:span><text:span text:style-name="T283">916: 19</text:span><text:span text:style-name="T277">. [arxiv:2105.09321]</text:span></text:p>
        </text:list-item>
        <text:list-item>
          <text:p text:style-name="P150"><text:span text:style-name="T303">† </text:span><text:span text:style-name="T277">Upadhyay, </text:span><text:span text:style-name="T287">Oman</text:span><text:span text:style-name="T277"> </text:span><text:span text:style-name="T281">and</text:span><text:span text:style-name="T289"> </text:span><text:span text:style-name="T277">Trager (2021). </text:span><text:span text:style-name="T263">Star formation histories of Coma Cluster galaxies matched to simulated orbits hint at quenching around first pericenter.</text:span><text:span text:style-name="T277"> A&amp;A </text:span><text:span text:style-name="T283">652: A16</text:span><text:span text:style-name="T277">. [arxiv:2104.04388]</text:span></text:p>
        </text:list-item>
      </text:list>
      <text:p text:style-name="P154"/>
      <text:list xml:id="list170255092410228" text:continue-numbering="true" text:style-name="L1">
        <text:list-item>
          <text:p text:style-name="P151"><text:span text:style-name="T278">Brouwer, </text:span><text:span text:style-name="T288">Oman</text:span><text:span text:style-name="T278">, </text:span><text:span text:style-name="T279">Valentijn, Bilicki, Heymans, Hoekstra, Napolitano, Roy, Tortora, Wright, Asgari, van den Busch, Dvornik, Erben, Giblin, Graham, Hildebrandt, Hopkins, Kannawadi, Kuijken, Liske, Shan, Tr</text:span><text:span text:style-name="T170">ö</text:span><text:span text:style-name="T279">ster and Visser (202</text:span><text:span text:style-name="T280">1</text:span><text:span text:style-name="T279">). </text:span><text:span text:style-name="T264">The weak lensing radial acceleration relation: Constraining modified gravity and cold dark matter theories with KiDS-1000.</text:span><text:span text:style-name="T279"> A&amp;A </text:span><text:span text:style-name="T280">650: A113</text:span><text:span text:style-name="T279">. </text:span><text:span text:style-name="T280">[arxiv:2106.11677]</text:span></text:p>
        </text:list-item>
        <text:list-item>
          <text:p text:style-name="P152"><text:span text:style-name="T235">B</text:span><text:span text:style-name="T232">oard, Bozorgnia, Strigari, Grand, Fattahi, Frenk, Marinacci, Navarro and </text:span><text:span text:style-name="T240">Oman</text:span><text:span text:style-name="T232"> (2021). </text:span><text:span text:style-name="T268">Velocity-dependent J-factors for annihilation radiation from cosmological simulations.</text:span><text:span text:style-name="T232"> JCAP 2021-04: 70. </text:span><text:span text:style-name="T236">[arxiv:</text:span><text:span text:style-name="T232">2101.06284</text:span><text:span text:style-name="T236">]</text:span></text:p>
        </text:list-item>
        <text:list-item>
          <text:p text:style-name="P152"><text:span text:style-name="T241">★ Oman</text:span><text:span text:style-name="T237">, Bahé, Healy, Hess, Hudson and Verheijen (2021). </text:span><text:span text:style-name="T271">A homogeneous measurement of the delay between the onsets of gas stripping and star formation quenching in satellite galaxies of groups and clusters.</text:span><text:span text:style-name="T237"> MNRAS </text:span><text:span text:style-name="T238">501: 5073</text:span><text:span text:style-name="T237">. [arxiv:2009.00667]</text:span></text:p>
        </text:list-item>
        <text:list-item>
          <text:p text:style-name="P152"><text:span text:style-name="T237">Deason, </text:span><text:span text:style-name="T241">Oman</text:span><text:span text:style-name="T237">, Fattahi, Schaller, Jauzac, Zhang, Montes, Bahé, Dalla Vecchia, Kay and Evans (2020). </text:span><text:span text:style-name="T271">Stellar splashback: </text:span><text:span text:style-name="T272">t</text:span><text:span text:style-name="T271">he edge of the intracluster light.</text:span><text:span text:style-name="T237"> MNRAS 500: 4181. [arxiv:2010.02937]</text:span></text:p>
        </text:list-item>
        <text:list-item>
          <text:p text:style-name="P152"><text:span text:style-name="T234">Genina, Read, Frenk, Cole, Benítez-Llambay, Ludlow, Navarro, </text:span><text:span text:style-name="T242">Oman</text:span><text:span text:style-name="T234"> and Robertson (2020). </text:span><text:span text:style-name="T269">To beta or not to beta: can higher-order Jeans analysis break the mass-anisotropy degeneracy in simulated dwarfs?</text:span><text:span text:style-name="T234"> MNRAS </text:span><text:span text:style-name="T237">498: 144</text:span><text:span text:style-name="T234">. [arxiv:1911.09124]</text:span></text:p>
        </text:list-item>
        <text:list-item>
          <text:p text:style-name="P152"><text:span text:style-name="T234">Deason, Fattahi, Frenk, Grand, </text:span><text:span text:style-name="T242">Oman</text:span><text:span text:style-name="T234">, Garrison-Kimmel, Simpson and Navarro (2020). </text:span><text:span text:style-name="T269">The edge of the Galaxy.</text:span><text:span text:style-name="T234"> MNRAS 496: 3929. [arxiv:2002.09497]</text:span></text:p>
        </text:list-item>
        <text:list-item>
          <text:p text:style-name="P152"><text:span text:style-name="T234">Mancera-Piña, Fraternali, </text:span><text:span text:style-name="T242">Oman</text:span><text:span text:style-name="T234">, Adams, Bacchini, Marasco, Oosterloo, Pezzulli, Posti, Leisman, Cannon, di Teodoro, Gault, Haynes, Reiter, Rhode, Salzer and Smith (2020). </text:span><text:span text:style-name="T269">Robust HI kinematics of gas-rich ultra-diffuse galaxies: hints of a weak-feedback formation scenario.</text:span><text:span text:style-name="T234"> MNRAS 495: 3636. [arxiv:2004.14392]</text:span></text:p>
        </text:list-item>
        <text:list-item>
          <text:p text:style-name="P152"><text:span text:style-name="T234">Marasco, Posti, </text:span><text:span text:style-name="T242">Oman</text:span><text:span text:style-name="T234">, Famaey, Cresci and Fraternali (2020). </text:span><text:span text:style-name="T269">Massive disc galaxies in cosmological hydrodynamical simulations are too dark matter-dominated.</text:span><text:span text:style-name="T234"> A&amp;A, 883: L33. [arxiv:2005.01724]</text:span></text:p>
        </text:list-item>
        <text:list-item>
          <text:p text:style-name="P153"><text:span text:style-name="T234">★ Santos-Santos, Navarro, Robertson, Benítez-Llambay, </text:span><text:span text:style-name="T242">Oman</text:span><text:span text:style-name="T234">, Lovell, Frenk, Ludlow, Fattahi and Ritz (2020). </text:span><text:span text:style-name="T269">Baryonic clues to the puzzling diversity of dwarf galaxy rotation curves.</text:span><text:span text:style-name="T234"> MNRAS 495: 58. [arxiv:1911.09116]</text:span></text:p>
        </text:list-item>
        <text:list-item>
          <text:p text:style-name="P153"><text:span text:style-name="T234">Cautun, Benítez-Llambay, Deason, Frenk, Fattahi, Gómez, Grand, </text:span><text:span text:style-name="T242">Oman</text:span><text:span text:style-name="T234">, Navarro and Simpson (2020). </text:span><text:span text:style-name="T269">The Milky Way total mass profile as inferred fr</text:span><text:span text:style-name="T273">o</text:span><text:span text:style-name="T269">m Gaia DR2.</text:span><text:span text:style-name="T234"> MNRAS 494: 4291. [arxiv:1911.04557]</text:span></text:p>
        </text:list-item>
        <text:list-item>
          <text:p text:style-name="P152"><text:span text:style-name="T234">Richings, Frenk, Jenkins, Robertson, Fattahi, Grand, Navarro, Pakmor, Gómez, Marinacci and </text:span><text:span text:style-name="T242">Oman</text:span><text:span text:style-name="T234"> (2020). </text:span><text:span text:style-name="T269">Subhalo destruction in the APOSTLE and Auriga simulations.</text:span><text:span text:style-name="T234"> MNRAS 492: 5780. [arxiv:1811.12437]</text:span></text:p>
        </text:list-item>
        <text:list-item>
          <text:p text:style-name="P152"><text:span text:style-name="T304">† </text:span><text:span text:style-name="T234">Lane, Navarro, Fattahi, </text:span><text:span text:style-name="T242">Oman</text:span><text:span text:style-name="T234"> and Bovy (2020). </text:span><text:span text:style-name="T269">The Ophiuchus stream progenitor: a new type of globular cluster and its possible Sagittarius connection.</text:span><text:span text:style-name="T234"> MNRAS 492: 4164. [arxiv:1905.12633</text:span><text:span text:style-name="T233">]</text:span></text:p>
        </text:list-item>
        <text:list-item>
          <text:p text:style-name="P152"><text:span text:style-name="T234">Chauhan, Lagos, Obreschkow, Power, </text:span><text:span text:style-name="T242">Oman</text:span><text:span text:style-name="T234"> and Elahi (2019). </text:span><text:span text:style-name="T269">The HI velocity function: a test of cosmology or baryon physics?</text:span><text:span text:style-name="T234"> MNRAS 488: 5898. [arxiv:1906.06130</text:span><text:span text:style-name="T233">]</text:span></text:p>
        </text:list-item>
        <text:list-item>
          <text:p text:style-name="P152"><text:soft-page-break/><text:span text:style-name="T234">Genina, Frenk, Benítez-Llambay, Cole, Navarro, </text:span><text:span text:style-name="T242">Oman</text:span><text:span text:style-name="T234"> and Fattahi (2019). </text:span><text:span text:style-name="T269">The distinct stellar metallicity populations of simulated Local Group dwarfs.</text:span><text:span text:style-name="T234"> MNRAS 488: 2312. [arxiv:1812.04839]</text:span></text:p>
        </text:list-item>
        <text:list-item>
          <text:p text:style-name="P152"><text:span text:style-name="T234">Bose, Frenk, Jenkins, Fattahi, Gomez, Grand, Marinacci, Navarro, </text:span><text:span text:style-name="T242">Oman</text:span><text:span text:style-name="T234">, Pakmor, Schaye, Simpson and Springel (2019). </text:span><text:span text:style-name="T269">No cores in dark matter-dominated dwarf galaxies with bursty star formation histories.</text:span><text:span text:style-name="T234"> MNRAS, 486: 4790. [arxiv:1810.03635]</text:span></text:p>
        </text:list-item>
        <text:list-item>
          <text:p text:style-name="P152"><text:span text:style-name="T234">Owers, Hudson, </text:span><text:span text:style-name="T242">Oman</text:span><text:span text:style-name="T234">, Bland-Hawthron, Brough, Bryant, Cortese, Couch, Croom, van de Sande, Federrath, Groves, Hopkins, Lawrence, Lorente, McDermid, Medling, Richards, Scott, Taranu, Welker and Yi (2019). </text:span><text:span text:style-name="T269">The SAMI Galaxy Survey: Quenching of star formation in clusters I. Transition galaxies.</text:span><text:span text:style-name="T234"> ApJ 873: 52. [arxiv:1901.08185]</text:span></text:p>
        </text:list-item>
        <text:list-item>
          <text:p text:style-name="P152"><text:span text:style-name="T242">★ Oman</text:span><text:span text:style-name="T234">, Marasco, Navarro, Frenk, Schaye and Benítez-Llambay (2019). </text:span><text:span text:style-name="T269">Non-circular motions and the diversity of dwarf galaxy rotation curves.</text:span><text:span text:style-name="T234"> MNRAS 482: 821. [arxiv:1706.07478]</text:span></text:p>
        </text:list-item>
        <text:list-item>
          <text:p text:style-name="P152"><text:span text:style-name="T234">Digby, Navarro, Fattahi, Simpson, </text:span><text:span text:style-name="T242">Oman</text:span><text:span text:style-name="T234">, Gomez, Frenk, Grand and Pakmor (2018). </text:span><text:span text:style-name="T269">The star formation histories of dwarf galaxies in Local Group cosmological simulations.</text:span><text:span text:style-name="T234"> MNRAS 485: 5423. [arxiv:1812.04839]</text:span></text:p>
        </text:list-item>
        <text:list-item>
          <text:p text:style-name="P152"><text:span text:style-name="T234">Mancera-Piña, Fraternali, Adams, Marasco, Oosterloo, </text:span><text:span text:style-name="T242">Oman</text:span><text:span text:style-name="T234">, Leisman, di Teodoro, Posti, Battipaglia, Cannon, Gault, Haynes, Janowiecki, McAllan, Pagel, Reiter, Rhode, Salzer and Smith (2019). </text:span><text:span text:style-name="T269">Off the baryonic Tully-Fisher relation: a population of baryon-dominated ultra-diffuse galaxies.</text:span><text:span text:style-name="T234"> ApJL 883: 33. [arxiv:1909.01363]</text:span></text:p>
        </text:list-item>
        <text:list-item>
          <text:p text:style-name="P152"><text:span text:style-name="T234">Fattahi, Navarro, Frenk, </text:span><text:span text:style-name="T242">Oman</text:span><text:span text:style-name="T234">, Sawala and Schaller (2018). </text:span><text:span text:style-name="T269">Tidal stripping and the structure of dwarf galaxies in the Local Group.</text:span><text:span text:style-name="T234"> MNRAS 476: 3816. [arxiv:1707.03898]</text:span></text:p>
        </text:list-item>
        <text:list-item>
          <text:p text:style-name="P126"><text:span text:style-name="T250">N</text:span><text:span text:style-name="T251">a</text:span><text:span text:style-name="T250">varro, Yozin, Loewen, Benítez-Llambay, Fattahi, Frenk, </text:span><text:span text:style-name="T243">Oman</text:span><text:span text:style-name="T250">, Schaye and Theuns (2018). </text:span><text:span text:style-name="T269">The innate origin of radial and vertical gradients in a simulated galaxy disc.</text:span><text:span text:style-name="T250"> MNRAS 476: 3648. [arxiv:1709.01040]</text:span></text:p>
        </text:list-item>
        <text:list-item>
          <text:p text:style-name="P126"><text:span text:style-name="T250">Marasco, </text:span><text:span text:style-name="T243">Oman</text:span><text:span text:style-name="T250">, Navarro, Frenk and Oosterloo (2018). </text:span><text:span text:style-name="T269">Bars in dark-matter-dominated dwarf galaxy discs.</text:span><text:span text:style-name="T250"> MNRAS 476: 2168. [arxiv:1711.09914]</text:span></text:p>
        </text:list-item>
        <text:list-item>
          <text:p text:style-name="P126"><text:span text:style-name="T250">Genina, <text:s/>Benítez-Llambay, Frenk, Cole, Fattahi, Navarro, </text:span><text:span text:style-name="T243">Oman</text:span><text:span text:style-name="T250">, Sawala and Theuns (2018). </text:span><text:span text:style-name="T269">The core-cusp problem: a matter of perspective.</text:span><text:span text:style-name="T250"> MNRAS 474: 1398. [arxiv:1707.06303]</text:span></text:p>
        </text:list-item>
        <text:list-item>
          <text:p text:style-name="P126"><text:span text:style-name="T250">Navarro, Benítez-Llambay, Fattahi, Frenk, Ludlow, </text:span><text:span text:style-name="T243">Oman</text:span><text:span text:style-name="T250">, Schaller and Theuns (2017). </text:span><text:span text:style-name="T269">The origin of the mass discrepancy-acceleration relation in ΛCDM.</text:span><text:span text:style-name="T250"> MNRAS 471: 1841. [arxiv:1612.06329]</text:span></text:p>
        </text:list-item>
        <text:list-item>
          <text:p text:style-name="P126"><text:span text:style-name="T250">Campbell, Frenk, Jenkins, Eke, Navarro, Sawala, Schaller, Fattahi, </text:span><text:span text:style-name="T243">Oman</text:span><text:span text:style-name="T250"> and Theuns (2017). </text:span><text:span text:style-name="T269">Knowing the unknowns: uncertainties in simple estimators of dynamical masses.</text:span><text:span text:style-name="T250"> MNRAS 469: 2335. [arxiv:1603.04443]</text:span></text:p>
        </text:list-item>
        <text:list-item>
          <text:p text:style-name="P126"><text:span text:style-name="T250">Wang, Fattahi, Cooper, Sawala, Strigari, Frenk, Navarro, </text:span><text:span text:style-name="T243">Oman</text:span><text:span text:style-name="T250"> and Schaller (2017). </text:span><text:span text:style-name="T269">Tidal features of classical Milky Way satellites in a Λ cold dark matter universe.</text:span><text:span text:style-name="T250"> MNRAS 468: 4887. [arxiv:1611.00778]</text:span></text:p>
        </text:list-item>
        <text:list-item>
          <text:p text:style-name="P126"><text:span text:style-name="T250">Sawala, Pihajoki, Johansson, Frenk, Navarro, </text:span><text:span text:style-name="T243">Oman</text:span><text:span text:style-name="T250"> and White (2017). </text:span><text:span text:style-name="T269">Shaken and stirred: The Milky Way's dark substructures.</text:span><text:span text:style-name="T250"> MNRAS 467: 4383. [arxiv:1609.01718]</text:span></text:p>
        </text:list-item>
      </text:list>
      <text:p text:style-name="P130"/>
      <text:list xml:id="list170253439746608" text:continue-numbering="true" text:style-name="L1">
        <text:list-item>
          <text:p text:style-name="P127"><text:span text:style-name="T250">Ludlow, Benítez-Llambay, Schaller, Theuns, Frenk, Bower, Schaye, Crain, Navarro, Fattahi and </text:span><text:span text:style-name="T243">Oman</text:span><text:span text:style-name="T250"> (2017). </text:span><text:span text:style-name="T269">The Mass-discrepancy acceleration relation: a natural outcome of galaxy formation in CDM halos.</text:span><text:span text:style-name="T250"> Phys Rev Lett 118: 161103. [arxiv:1610.07663]</text:span></text:p>
        </text:list-item>
        <text:list-item>
          <text:p text:style-name="P128"><text:span text:style-name="T250">Benítez-Llambay, Navarro, Frenk, Sawala, </text:span><text:span text:style-name="T243">Oman</text:span><text:span text:style-name="T250">, Fattahi, Schaller, Schaye, Crain and Theuns (2017). </text:span><text:span text:style-name="T269">The properties of “dark” LCDM haloes in the Local Group.</text:span><text:span text:style-name="T250"> MNRAS 465: 3913. [arxiv:1609.01301]</text:span></text:p>
        </text:list-item>
        <text:list-item>
          <text:p text:style-name="P126"><text:span text:style-name="T250">Starkenburg, </text:span><text:span text:style-name="T243">Oman</text:span><text:span text:style-name="T250">, Navarro, Crain, Fattahi, Frenk, Sawala and Schaye (2017). </text:span><text:span text:style-name="T269">The oldest and most pristine stars in the APOSTLE Local Group simulations.</text:span><text:span text:style-name="T250"> MNRAS 465: 2212. [arxiv:1609.05214]</text:span></text:p>
        </text:list-item>
        <text:list-item>
          <text:p text:style-name="P126"><text:span text:style-name="T250">Sales, Navarro, </text:span><text:span text:style-name="T243">Oman</text:span><text:span text:style-name="T250">, Fattahi, Ferrero, Abadi, Bower, Crain, Frenk, Sawala, Schaller, Schaye, Theuns and White (2016). </text:span><text:span text:style-name="T269">The low-mass end of the baryonic Tully-Fisher relation.</text:span><text:span text:style-name="T250"> MNRAS 464: 2419. [arxiv:1602.02155]</text:span></text:p>
        </text:list-item>
        <text:list-item>
          <text:p text:style-name="P126"><text:span text:style-name="T243">Oman</text:span><text:span text:style-name="T250"> and Hudson (2016). </text:span><text:span text:style-name="T269">Satellite quenching timescales in clusters from projected phase space measurements matched to simulated orbits.</text:span><text:span text:style-name="T250"> MNRAS, 463: 3083. [arxiv:1607.07934]</text:span></text:p>
        </text:list-item>
        <text:list-item>
          <text:p text:style-name="P126"><text:span text:style-name="T250">Schaller, Frenk, Fattahi, Navarro, </text:span><text:span text:style-name="T243">Oman</text:span><text:span text:style-name="T250"> and Sawala (2016). </text:span><text:span text:style-name="T269">The low abundance and insignificance of dark discs in simulated Milky Way galaxies.</text:span><text:span text:style-name="T250"> MNRAS 461: L56. [arxiv:1605.02770]</text:span></text:p>
        </text:list-item>
        <text:list-item>
          <text:p text:style-name="P126"><text:span text:style-name="T243">Oman</text:span><text:span text:style-name="T250">, Navarro, Sales, Fattahi, Frenk, Sawala, Schaller and White (2016). </text:span><text:span text:style-name="T269">Missing dark matter in dwarf galaxies?</text:span><text:span text:style-name="T250"> MNRAS 460: 3610. [arxiv:1601.01026]</text:span></text:p>
        </text:list-item>
        <text:list-item>
          <text:p text:style-name="P126"><text:span text:style-name="T250">Sawala, Frenk, Fattahi, Navarro, Bower, Crain, Dalla Vecchia, Furlong, Helly, Jenkins, </text:span><text:span text:style-name="T243">Oman</text:span><text:span text:style-name="T250">, Schaller, Schaye, Theuns, Trayford and White (2016). </text:span><text:span text:style-name="T269">The APOSTLE simulations: solutions to the Local Group's cosmic puzzles.</text:span><text:span text:style-name="T250"> MNRAS 457: 1931. [arxiv:1511.01098]</text:span></text:p>
        </text:list-item>
        <text:list-item>
          <text:p text:style-name="P126"><text:span text:style-name="T250">Fattahi, Navarro, Sawala, Frenk, </text:span><text:span text:style-name="T243">Oman</text:span><text:span text:style-name="T250">, Crain, Furlong, Schaller, Schaye, Theuns and Jenkins (2016). </text:span><text:span text:style-name="T269">The APOSTLE project: Local Group kinematic mass constraints and simulation candidate selection.</text:span><text:span text:style-name="T250"> MNRAS 457: 844. [arxiv:1507.03643]</text:span></text:p>
        </text:list-item>
        <text:list-item>
          <text:p text:style-name="P126"><text:span text:style-name="T243">★ Oman</text:span><text:span text:style-name="T250">, Navarro, Fattahi, Frenk, Sawala, White, Bower, Crain, Furlong, Schaller, Schaye and Theuns (2015). </text:span><text:span text:style-name="T269">The unexpected diversity of dwarf galaxy rotation curves.</text:span><text:span text:style-name="T250"> MNRAS. 452: 3650. [arxiv:1504.01437]</text:span></text:p>
        </text:list-item>
        <text:list-item>
          <text:p text:style-name="P129"><text:span text:style-name="T250">Taranu, Hudson, Balogh, Smith, Power, </text:span><text:span text:style-name="T243">Oman</text:span><text:span text:style-name="T250">, Krane (2014). </text:span><text:span text:style-name="T269">Quenching star formation in cluster galaxies.</text:span><text:span text:style-name="T250"> MNRAS 440: 1934. [arxiv:1211.3411]</text:span></text:p>
        </text:list-item>
        <text:list-item>
          <text:p text:style-name="P129"><text:span text:style-name="T243">Oman</text:span><text:span text:style-name="T250">, Hudson and Behroozi (2013). </text:span><text:span text:style-name="T269">Disentangling satellite galaxy populations using orbit tracking in simulations.</text:span><text:span text:style-name="T250"> MNRAS 431: 2307. [arxiv:1301.6757]</text:span></text:p>
        </text:list-item>
      </text:list>
      <text:p text:style-name="P100"><text:span text:style-name="T234">O</text:span><text:span text:style-name="T232">ther refereed publications</text:span></text:p>
      <text:list xml:id="list170254474164255" text:continue-numbering="true" text:style-name="L1">
        <text:list-item>
          <text:p text:style-name="P126"><text:span text:style-name="T245">Oman</text:span><text:span text:style-name="T249">, Starkenburg and Navarro (2018). </text:span><text:span text:style-name="T273">The “building blocks” of stellar haloes.</text:span><text:span text:style-name="T249"> Galaxies 5: 33. [arxiv:1708.00929]</text:span></text:p>
          <text:p text:style-name="P131">Non-refereed publications &amp; software</text:p>
        </text:list-item>
        <text:list-item>
          <text:p text:style-name="P132"><text:span text:style-name="T38">Read, Steger, Walker, Genina, Frenk, Cole, </text:span><text:span text:style-name="T239">Ben</text:span><text:span text:style-name="T177">ítez-Llambay, </text:span><text:span text:style-name="T176">Ludlow, Navarro, </text:span><text:span text:style-name="T178">Oman</text:span><text:span text:style-name="T176">, Robertson, Collins, Ibata, Rich, Martin, Peñarrubia. Chapman, Tollerud and Weisz (2023). </text:span><text:span text:style-name="T171">GravSphere: Jeans modelling code.</text:span><text:span text:style-name="T176"> Astrophysics Source Code Library 2312.009.</text:span></text:p>
        </text:list-item>
        <text:list-item>
          <text:p text:style-name="P133"><text:span text:style-name="T37">Oman</text:span><text:span text:style-name="T38">, Brouwer, Ludlow and Navarro (2020). </text:span><text:span text:style-name="T10">Observational constraints on the slope of the radial acceleration relation at low accelerations.</text:span><text:span text:style-name="T38"> [arxiv:2006.06700]</text:span></text:p>
        </text:list-item>
      </text:list>
      <text:p text:style-name="P136"/>
      <text:list xml:id="list170254294162904" text:continue-numbering="true" text:style-name="L1">
        <text:list-item>
          <text:p text:style-name="P134"><text:span text:style-name="T37">Oman</text:span> (2019). <text:span text:style-name="T1">MARTINI: Mock spatially resolved spectral line observations of simulated galaxies.</text:span> Astrophysics Source Code Library 1911.005.</text:p>
        </text:list-item>
        <text:list-item>
          <text:p text:style-name="P135"><text:span text:style-name="T240">Oman</text:span><text:span text:style-name="T232"> (2017). </text:span><text:span text:style-name="T268">The APOSTLE simulations: Rotation curves derived from synthetic 21-cm observations.</text:span><text:span text:style-name="T232"> Rediscovering our Galaxy, Proceedings of the IAU Symposium 334: 213. [arXiv: 1712.02562]</text:span></text:p>
        </text:list-item>
        <text:list-item>
          <text:p text:style-name="P137"><text:span text:style-name="T277">Fattahi, Navarro, Sawala, Frenk, Sales, </text:span><text:span text:style-name="T287">Oman</text:span><text:span text:style-name="T277">, Schaller and Wang (2016). </text:span><text:span text:style-name="T263">The cold dark matter content of Galactic dwarf spheroidals: no cores, no failures, no problem.</text:span><text:span text:style-name="T277"> [arxiv:1607.06479]</text:span></text:p>
        </text:list-item>
        <text:list-item>
          <text:p text:style-name="P137"><text:span text:style-name="T286">Sawala, Frenk, Fattahi, Navarro, Bower, Crain, Dalla Vecchia, Furlong, Helly, Jenkins, </text:span><text:span text:style-name="T291">Oman</text:span><text:span text:style-name="T286">, Scahller, Schaye, Theuns, Trayford and White (2014). </text:span><text:span text:style-name="T267">Local Group galaxies emerge from the dark.</text:span><text:span text:style-name="T286"> [arxiv:1412.2748]</text:span></text:p>
        </text:list-item>
      </text:list>
      <text:p text:style-name="P97"><text:span text:style-name="T180">Conferences and Workshops</text:span><text:tab/></text:p>
      <text:p text:style-name="P61"><text:span text:style-name="T114"><text:tab/></text:span><text:span text:style-name="T136">Invited plenary talk at IAUGA 2024/IAUS 392 “Neutral hydrogen in and around <text:tab/>Aug 2024<text:line-break/><text:tab/> <text:s/>galaxies in the SKA era”<text:line-break/><text:tab/> <text:s/>CTICC, Cape Town, South Africa</text:span></text:p>
      <text:p text:style-name="P61"><text:span text:style-name="T114"><text:tab/></text:span><text:span text:style-name="T131">Contributed talk at “Towards unified sub-grid prescriptions for galaxy mode</text:span><text:span text:style-name="T136">l</text:span><text:span text:style-name="T131">ling”<text:tab/>Sept 2023<text:line-break/><text:tab/> <text:s/>Lorentz Centre, Leiden, The Netherlands</text:span></text:p>
      <text:p text:style-name="P57"><text:span text:style-name="T114"><text:tab/></text:span><text:span text:style-name="T131">Contributed talk at “FiatLux”<text:tab/>Jun 2023<text:line-break/><text:tab/> <text:s/>Centro Mariapoli, Castel Gandolfo, Italy</text:span></text:p>
      <text:p text:style-name="P57"><text:span text:style-name="T114"><text:tab/></text:span><text:span text:style-name="T129">Contributed talk at </text:span><text:span text:style-name="T130">“Pathfinder HI Survey Coordination Committee workshop”<text:tab/></text:span><text:span text:style-name="T129">Mar 2023<text:line-break/><text:tab/> <text:s/>University of Cape Town, Cape Town, South Africa</text:span></text:p>
      <text:p text:style-name="P54"><text:span text:style-name="T114"><text:tab/></text:span><text:span text:style-name="T129">Poster at “IAUS 379: Dynamical masses of Local Group galaxies”<text:tab/>Mar 2023<text:line-break/><text:tab/> <text:s/>Telegrafenberg, Potsdam, Germany</text:span></text:p>
      <text:p text:style-name="P59"><text:span text:style-name="T114"><text:tab/></text:span><text:span text:style-name="T117">Contributed talk at “Virgo meeting”<text:tab/>Jul 2022<text:line-break/><text:tab/> <text:s/></text:span><text:span text:style-name="T118">Max-Planck Institute for Astrophysics, Garching, Germany</text:span></text:p>
      <text:p text:style-name="P48"><text:span text:style-name="T114"><text:tab/></text:span><text:span text:style-name="T116">Contributed</text:span><text:span text:style-name="T115"> talk at “</text:span><text:span text:style-name="T116">EAS2022/</text:span><text:span text:style-name="T115">SS8: D</text:span><text:span text:style-name="T137">warf galaxies beyond the Local Group”</text:span><text:span text:style-name="T138"><text:tab/></text:span><text:span text:style-name="T137">Jun 2022<text:line-break/><text:tab/> <text:s/>Valencia Conference Centre, Valencia, Spain</text:span></text:p>
      <text:p text:style-name="P99"><text:span text:style-name="T114"><text:tab/></text:span><text:span text:style-name="T116">Poster</text:span><text:span text:style-name="T115"> at “EAS2022/S4: Satellite galaxies and tidal streams”</text:span><text:span text:style-name="T114"><text:tab/></text:span><text:span text:style-name="T115">Jun 2022<text:line-break/><text:tab/> <text:s/>Valencia Conference Centre, Valencia, Spain</text:span></text:p>
      <text:p text:style-name="P47"><text:span text:style-name="T138"><text:tab/></text:span><text:span text:style-name="T137">Invited talk at “EAS2022/SS5: Neutral hydrogen”</text:span><text:span text:style-name="T138"><text:tab/></text:span><text:span text:style-name="T137">Jun 2022</text:span><text:span text:style-name="T115"><text:line-break/><text:tab/> <text:s/>Valencia Conference Centre, Valencia, Spain</text:span></text:p>
      <text:p text:style-name="P91"><text:tab/>Contributed talk at “Durham Edinburgh Exchange”<text:tab/>Jan 2022<text:line-break/><text:tab/> <text:s/>Virtual meeting</text:p>
      <text:p text:style-name="P72"><text:span text:style-name="T39"><text:tab/></text:span><text:span text:style-name="T66">Contributed talk at “Heraeus Seminar: Astrophysical windows on dark matter”<text:tab/>Nov 2021<text:line-break/><text:tab/> <text:s/>The Royal Society, London, United Kingdom</text:span></text:p>
      <text:p text:style-name="P71"><text:span text:style-name="T39"><text:tab/></text:span><text:span text:style-name="T61">Contributed talk </text:span><text:span text:style-name="T64">&amp; 2 posters</text:span><text:span text:style-name="T61"> at “National Astronomy Meeting 2021”<text:tab/>Jul 2021<text:line-break/><text:tab/> <text:s/>Virtual meeting</text:span></text:p>
      <text:p text:style-name="P70"><text:span text:style-name="T39"><text:tab/></text:span><text:span text:style-name="T61">SOC at “EAS2021/SS24: The role of nurture on the SF cycle in satellite </text:span><text:span text:style-name="T62">galaxies</text:span><text:span text:style-name="T61">”<text:tab/>Jun 2021<text:line-break/><text:tab/> <text:s/>Virtual meeting</text:span></text:p>
      <text:p text:style-name="P70"><text:soft-page-break/><text:span text:style-name="T39"><text:tab/></text:span><text:span text:style-name="T53">Contributed talk at “Durham Edinburgh Exchange”</text:span><text:span text:style-name="T39"><text:tab/></text:span><text:span text:style-name="T53">Jan 2021<text:line-break/><text:tab/> <text:s/>Virtual meeting</text:span></text:p>
      <text:p text:style-name="P90"><text:tab/>Contributed talk at “South American Dark Matter”<text:tab/>Dec 2020<text:line-break/><text:tab/> <text:s/>Virtual meeting</text:p>
      <text:p text:style-name="P90"><text:tab/>Contributed talk at “WALLABY Science Day”<text:tab/>Nov 2020<text:line-break/><text:tab/> <text:s/>Virtual meeting</text:p>
      <text:p text:style-name="P69"><text:span text:style-name="T39"><text:tab/></text:span><text:span text:style-name="T52">Invited talk at “Pathfinder HI Survey Coordination Committee workshop”<text:tab/>May 2020<text:line-break/><text:tab/> <text:s/>Virtual meeting</text:span></text:p>
      <text:p text:style-name="P68"><text:span text:style-name="T39"><text:tab/></text:span><text:span text:style-name="T52">Participant at “Virgo meeting”<text:tab/>Jan 2020<text:line-break/><text:tab/> <text:s/>Durham University, Durham, United Kingdom</text:span></text:p>
      <text:p text:style-name="P68"><text:span text:style-name="T39"><text:tab/></text:span><text:span text:style-name="T52">Contributed talk at “Durham Edinburgh Exchange”<text:tab/>Jan 2020<text:line-break/><text:tab/> <text:s/>Durham University, Durham, United Kingdom</text:span></text:p>
      <text:p text:style-name="P68"><text:span text:style-name="T39"><text:tab/></text:span><text:span text:style-name="T52">Contributed talk at “Galaxy evolution in a new era of HI surveys”<text:tab/>Aug 2019<text:line-break/><text:tab/> <text:s/>Munich Institute for Astro- and Particle Physics, Munich, Germany</text:span></text:p>
      <text:p text:style-name="P68"><text:span text:style-name="T39"><text:tab/></text:span><text:span text:style-name="T52">Contributed talk at “CosmoDwarfs”<text:tab/>Jul 2019<text:line-break/><text:tab/> <text:s/>Durham University, Durham, United Kingdom</text:span></text:p>
      <text:p text:style-name="P75"><text:span text:style-name="T38"><text:tab/></text:span><text:span text:style-name="T52">Contributed t</text:span><text:span text:style-name="T45">alk at “Computational cosmology”<text:tab/>Dec 2018<text:line-break/><text:tab/> <text:s/>Lorentz Centre, Leiden, The Netherlands</text:span></text:p>
      <text:p text:style-name="P67"><text:span text:style-name="T39"><text:tab/></text:span><text:span text:style-name="T45">Participant at </text:span><text:span text:style-name="T39">“</text:span><text:span text:style-name="T45">Blaauw Workshop: Galaxy dynamics in the current era”<text:tab/>Nov 2018<text:line-break/><text:tab/> <text:s/>Kapteyn Institute, Groningen, The Netherlands</text:span></text:p>
      <text:p text:style-name="P74"><text:span text:style-name="T38"><text:tab/></text:span><text:span text:style-name="T45">Contributed talk at “The HI/Story of the nearby Universe”<text:tab/>Sept 2018<text:line-break/><text:tab/> <text:s/>Kapteyn Institute/ASTRON, Groningen, The Netherlands</text:span></text:p>
      <text:p text:style-name="P67"><text:span text:style-name="T39"><text:tab/></text:span><text:span text:style-name="T45">Contributed talk at “Tensions in the LCDM paradigm”<text:tab/>May 2018<text:line-break/><text:tab/> <text:s/>Mainz Institute for Theoretical Physics, Mainz, Germany</text:span></text:p>
      <text:p text:style-name="P73"><text:span text:style-name="T38"><text:tab/></text:span><text:span text:style-name="T45">Poster at “The small-scale structure of cold(?) dark matter”<text:tab/>Ap</text:span><text:span text:style-name="T62">r</text:span><text:span text:style-name="T45"> 2018<text:line-break/><text:tab/> <text:s/>Kavli Institute for Theoretical Physics, Santa Barbara, USA</text:span></text:p>
      <text:p text:style-name="P67"><text:span text:style-name="T39"><text:tab/></text:span><text:span text:style-name="T45">Contributed talk at “Virgo meeting”<text:tab/>Dec 2017<text:line-break/><text:tab/> <text:s/>Max-Planck Institute for Astrophysics, Garching, Germany</text:span></text:p>
      <text:p text:style-name="P10"><text:span text:style-name="T90"><text:tab/>Invited talk at </text:span><text:span text:style-name="T12">“</text:span><text:span text:style-name="T90">IAUS 334: Rediscovering our Galaxy”<text:tab/>Jul 2017<text:line-break/><text:tab/> <text:s/>Telegrafenberg, Potsdam, Germany</text:span></text:p>
      <text:p text:style-name="P39"><text:span text:style-name="T83"><text:tab/></text:span><text:span text:style-name="T88">Contributed talk at “On the origin of baryonic galaxy haloes”<text:tab/>Mar 2017<text:line-break/><text:tab/> <text:s/>Observat</text:span><text:span text:style-name="T142">o</text:span><text:span text:style-name="T88">rio Astron</text:span><text:span text:style-name="T142">ómico de Quit</text:span><text:span text:style-name="T146">o</text:span><text:span text:style-name="T142">, Galapagos Islands, Ecuador</text:span></text:p>
      <text:p text:style-name="P101"><text:tab/>Contributed talk at “Northwest astronomy meeting”<text:tab/>Oct 2016<text:line-break/><text:tab/> <text:s/>Western Washington University, Bellingham, USA</text:p>
      <text:p text:style-name="P102"><text:tab/>Contributed talk at “Dark matter in the Milky Way”<text:tab/>May 2016<text:line-break/><text:tab/> <text:s/>Johannes Gutenburg University, Mainz, Germany</text:p>
      <text:p text:style-name="P104"><text:tab/></text:p>
      <text:p text:style-name="P105"><text:tab/>Contributed talk at “Dark matter on the smallest scales”<text:tab/>Apr 2016<text:line-break/><text:tab/> <text:s/>University of Leiden, Leiden, Netherlands</text:p>
      <text:p text:style-name="P103"><text:tab/>Contributed talk at “Potsdam thinkshop XIII: Near field cosmology”<text:tab/>Mar 2016<text:line-break/><text:tab/> <text:s/>Innsbruck University Centre, Obergurgl, Austria</text:p>
      <text:p text:style-name="P9"><text:span text:style-name="T142"><text:tab/></text:span><text:span text:style-name="T144">Participant at “HiPACC Summer School: AstroInformatics”<text:tab/>Aug 2012<text:line-break/><text:tab/> <text:s/>University of California </text:span><text:span text:style-name="T145">at </text:span><text:span text:style-name="T144">San Diego, San Diego, USA</text:span></text:p>
      <text:p text:style-name="P9"><text:span text:style-name="T142"><text:tab/></text:span><text:span text:style-name="T143">Poster at “Star formation and gas reservoirs in nearby groups and clusters”<text:tab/>Jul 2012<text:line-break/><text:tab/> <text:s/>Union College, Schenectady, USA</text:span></text:p>
      <text:p text:style-name="P109"><text:span text:style-name="T141">Invited </text:span><text:span text:style-name="T231">Colloquia &amp; </text:span><text:span text:style-name="T141">Seminars</text:span><text:tab/></text:p>
      <text:p text:style-name="P89"><text:tab/><text:span text:style-name="T312">Colloquium: ICRAR, University of Western Australia, Australia<text:tab/>Mar 2024</text:span></text:p>
      <text:p text:style-name="P93"><text:tab/>Colloquium: Cardiff University School of Physics &amp; Astronomy, UK<text:tab/>Nov 2023</text:p>
      <text:p text:style-name="P88"><text:tab/><text:span text:style-name="T306">Seminar: University of Edinburgh Institute for Astronomy, UK<text:tab/>Nov 2022</text:span></text:p>
      <text:p text:style-name="P92"><text:tab/>Seminar: University College London Cosmoparticle Initiative, UK<text:tab/>Mar 2022</text:p>
      <text:p text:style-name="P87"><text:tab/>Seminar: International Centre for Radio Astronomy Research, Australia<text:tab/>Aug 2021</text:p>
      <text:p text:style-name="P82"><text:span text:style-name="T231"><text:tab/>Colloquium: </text:span><text:span text:style-name="T219">Queen’s University Department of Physics and Astronomy, Canada<text:tab/>Jan 202</text:span><text:span text:style-name="T220">1</text:span></text:p>
      <text:p text:style-name="P46"><text:span text:style-name="T111"><text:tab/></text:span><text:span text:style-name="T110">Seminar</text:span><text:span text:style-name="T112">: </text:span><text:span text:style-name="T113">University of Nottingham School of Physics and Astronomy, UK<text:tab/>Dec 2020</text:span></text:p>
      <text:p text:style-name="P81"><text:span text:style-name="T218"><text:tab/></text:span><text:span text:style-name="T297">Seminar</text:span><text:span text:style-name="T231">: </text:span><text:span text:style-name="T219">Oxford University Department of Physics, UK<text:tab/>Oct 2020</text:span></text:p>
      <text:p text:style-name="P81"><text:span text:style-name="T218"><text:tab/></text:span><text:span text:style-name="T231">Seminar: </text:span><text:span text:style-name="T218">Universidade Federal do Esp</text:span><text:span text:style-name="T168">í</text:span><text:span text:style-name="T218">rito Santo Department of Physics, Brazil<text:tab/>Jul 2020</text:span></text:p>
      <text:p text:style-name="P86"><text:tab/><text:span text:style-name="T231">Colloquium: </text:span>University of Edinburgh Institute for Astronomy, UK<text:tab/>Feb 2020</text:p>
      <text:p text:style-name="P80"><text:tab/><text:span text:style-name="T231">Seminar: </text:span><text:span text:style-name="T218">Deutsches Elektronen-Synchrotron DESY, Germany<text:tab/>Nov 2019</text:span></text:p>
      <text:p text:style-name="P85"><text:tab/><text:span text:style-name="T231">Seminar: </text:span>University of Surrey Physics Department, UK<text:tab/>Sept 2017</text:p>
      <text:p text:style-name="P79"><text:tab/><text:span text:style-name="T231">Seminar: </text:span>University of Cambridge Institute of Astronomy, UK<text:tab/>May 2016</text:p>
      <text:p text:style-name="P78"><text:tab/><text:span text:style-name="T231">Seminar: </text:span>Astrophysics Institute Potsdam, Germany<text:tab/>Apr 2016</text:p>
      <text:p text:style-name="P78"><text:tab/><text:span text:style-name="T231">Seminar: </text:span>University of Washington Physics &amp; Astronomy Department, USA<text:tab/>Feb 2016</text:p>
      <text:p text:style-name="P78"><text:tab/><text:span text:style-name="T231">Seminar: </text:span>University of Waterloo Physics &amp; Astronomy Department, Canada<text:tab/>Dec 2014</text:p>
      <text:p text:style-name="P122"><text:span text:style-name="T224">Public Talks &amp; Outreach</text:span><text:span text:style-name="T223"><text:tab/></text:span></text:p>
      <text:p text:style-name="P60"><text:span text:style-name="T114"><text:tab/></text:span><text:span text:style-name="T135">Caf</text:span><text:span text:style-name="T159">é</text:span><text:span text:style-name="T259"> Scientifique Durham speaker<text:tab/>May 2024</text:span></text:p>
      <text:p text:style-name="P60"><text:span text:style-name="T259"><text:tab/></text:span><text:span text:style-name="T260">Durham Schools Science Festival demonstrator<text:tab/>Mar 2024</text:span></text:p>
      <text:p text:style-name="P60"><text:span text:style-name="T114"><text:tab/></text:span><text:span text:style-name="T131">Street Cosmos at Blackhall demonstrator<text:tab/>Aug 2023</text:span></text:p>
      <text:p text:style-name="P57"><text:span text:style-name="T114"><text:tab/></text:span><text:span text:style-name="T127">Ogden Centre for Fundamental Physics </text:span><text:span text:style-name="T31">Ogden@20</text:span><text:span text:style-name="T127"> open day demonstrator<text:tab/>Nov 2022</text:span></text:p>
      <text:p text:style-name="P96"><text:span text:style-name="T192"><text:tab/></text:span><text:span text:style-name="T205">Celebrate Science! Durham demonstrator<text:tab/>Oct 2022</text:span></text:p>
      <text:p text:style-name="P95"><text:soft-page-break/><text:span text:style-name="T192"><text:tab/></text:span><text:span text:style-name="T195">Public talk: Sunderland Astronomical Society<text:tab/>Nov 2021</text:span></text:p>
      <text:p text:style-name="P94"><text:span text:style-name="T192"><text:tab/></text:span><text:span text:style-name="T193">Nuffield Foundation research placement host </text:span><text:span text:style-name="T199">for J. Turnbull</text:span><text:span text:style-name="T193"><text:tab/></text:span><text:span text:style-name="T195">Aug</text:span><text:span text:style-name="T193"> 2021</text:span></text:p>
      <text:p text:style-name="P84"><text:tab/>Royal Society Summer Science Exhibition Workshop<text:tab/>Jul 2021</text:p>
      <text:p text:style-name="P45"><text:span text:style-name="T21"><text:tab/></text:span><text:span text:style-name="T101">Public talk: </text:span><text:span text:style-name="T91">Rato Bangala School Science Club</text:span><text:span text:style-name="T102">, Nepal<text:tab/>Jul 20</text:span><text:span text:style-name="T103">20</text:span></text:p>
      <text:p text:style-name="P44"><text:span text:style-name="T103"><text:tab/></text:span><text:span text:style-name="T106">Durham ICC School visit</text:span><text:span text:style-name="T131">s</text:span><text:span text:style-name="T106"><text:tab/>Jan 2020 – </text:span><text:span text:style-name="T131">present</text:span></text:p>
      <text:p text:style-name="P83"><text:tab/>Celebrate Science! Durham demonstrator<text:tab/>Oct 2019</text:p>
      <text:p text:style-name="P8"><text:span text:style-name="T91"><text:tab/>Meet the IAU astronomers! programme member<text:tab/>2019 </text:span><text:span text:style-name="T85">– </text:span><text:span text:style-name="T91">present</text:span></text:p>
      <text:p text:style-name="P8"><text:span text:style-name="T12"><text:tab/></text:span><text:span text:style-name="T89">Public </text:span><text:span text:style-name="T91">t</text:span><text:span text:style-name="T89">alk: RAS of Canada, Victoria chapter monthly meeting<text:tab/>Apr 2017</text:span></text:p>
      <text:p text:style-name="P16"><text:span text:style-name="T12"><text:tab/></text:span><text:span text:style-name="T86">Public talk: Dominion Astrophysical Observatory </text:span><text:span text:style-name="T92">s</text:span><text:span text:style-name="T86">ummer star parties<text:tab/>Jul 2016</text:span></text:p>
      <text:p text:style-name="P17"><text:span text:style-name="T93"><text:tab/></text:span><text:span text:style-name="T94">University of Victoria Student Radio CFUV “Beyond the Jargon” interviewee<text:tab/>Dec 2016</text:span></text:p>
      <text:p text:style-name="P4"><text:span text:style-name="T86"><text:tab/></text:span><text:span text:style-name="T87">Public talk: SPACE: Students in Physics and Astronomy Communication<text:tab/>Jul 2016<text:line-break/><text:tab/> <text:s/>Enrichment</text:span></text:p>
      <text:p text:style-name="P78"><text:tab/>Public talk: SPACE: Students in Physics and Astronomy Communication<text:tab/>Aug 2015<text:line-break/><text:tab/> <text:s/>Enrichment</text:p>
      <text:p text:style-name="P77"><text:tab/>University of Victoria Observatory tours for various school, youth and <text:tab/>2015 – <text:span text:style-name="T181">2017</text:span><text:line-break/><text:tab/> <text:s/>general public groups<text:tab/></text:p>
      <text:p text:style-name="P76"><text:tab/><text:span text:style-name="T295">Contributor of &gt;250 physics &amp; astrophysics answers to public questions on the <text:tab/>2013 </text:span>– <text:span text:style-name="T295">present<text:line-break/><text:tab/> <text:s/>PhysicsSE Q&amp;A platform (physics.stackexchange.com/users/11053/kyle-oman)</text:span></text:p>
      <text:p text:style-name="P123"><text:span text:style-name="T222">Professional </text:span><text:span text:style-name="T226">Citizenship</text:span><text:span text:style-name="T221"><text:tab/></text:span></text:p>
      <text:p text:style-name="P61"><text:span text:style-name="T191"><text:tab/>Re</text:span><text:span text:style-name="T196">feree </text:span><text:span text:style-name="T191">for </text:span><text:span text:style-name="T197">MNRAS, ApJ, </text:span><text:span text:style-name="T198">A&amp;A,</text:span><text:span text:style-name="T197"> </text:span><text:span text:style-name="T206">NatAs, </text:span><text:span text:style-name="T188">PRL, </text:span><text:span text:style-name="T197">JCAP, </text:span><text:span text:style-name="T208">OJA, </text:span><text:span text:style-name="T211">JOSS,</text:span><text:span text:style-name="T191"><text:tab/>2016 – present<text:line-break/><text:tab/> <text:s/></text:span><text:span text:style-name="T211">Chinese Physics C</text:span></text:p>
      <text:p text:style-name="P53"><text:span text:style-name="T191"><text:tab/></text:span><text:span text:style-name="T205">Durham Astronomy &amp; Instrumentation internal mini-conference organiser<text:tab/>Jun 2022</text:span><text:span text:style-name="T192"><text:tab/></text:span></text:p>
      <text:p text:style-name="P7"><text:span text:style-name="T51"><text:tab/>Durham Physics Research Staff Consultative Committee m</text:span><text:span text:style-name="T54">ember</text:span><text:span text:style-name="T51"><text:tab/>2019 </text:span><text:span text:style-name="T40">– </text:span><text:span text:style-name="T71">present<text:line-break/><text:tab/> <text:s/>as co-chair: 2020 – 2023</text:span></text:p>
      <text:p text:style-name="P7"><text:span text:style-name="T51"><text:tab/></text:span><text:span text:style-name="T58">Durham Astronomy PhD admissions interview panellist<text:tab/>2020</text:span></text:p>
      <text:p text:style-name="P6"><text:span text:style-name="T51"><text:tab/>Durham Astronomy </text:span><text:span text:style-name="T54">ICC </text:span><text:span text:style-name="T51">postdoctoral representative </text:span><text:span text:style-name="T52">to </text:span><text:span text:style-name="T54">astronomy group</text:span><text:span text:style-name="T51"><text:tab/>20</text:span><text:span text:style-name="T54">20</text:span><text:span text:style-name="T51"> </text:span><text:span text:style-name="T40">– </text:span><text:span text:style-name="T70">2023</text:span></text:p>
      <text:p text:style-name="P43"><text:span text:style-name="T187"><text:tab/>Durham Astronomy Friday seminar co-organizer<text:tab/>2019 </text:span><text:span text:style-name="T185">– </text:span><text:span text:style-name="T188">2020</text:span></text:p>
      <text:p text:style-name="P6"><text:span text:style-name="T51"><text:tab/>Kapteyn Institute Monday seminar co-organizer<text:tab/>2018 </text:span><text:span text:style-name="T40">– </text:span><text:span text:style-name="T51">2019</text:span></text:p>
      <text:p text:style-name="P5"><text:span text:style-name="T41"><text:tab/></text:span><text:span text:style-name="T47">Funding proposal reviews for FWO (Belgium), Conicyt (Chile)<text:tab/>2018</text:span></text:p>
      <text:p text:style-name="P21"><text:tab/>University of Victoria Physics &amp; Astronomy graduate student association<text:tab/>2014 – 2015<text:line-break/><text:tab/> <text:s text:c="2"/>vice-chair</text:p>
      <text:p text:style-name="P20"><text:tab/>University of Victoria astronomy group weekly discussion meeting chair<text:tab/>2014 – 2015</text:p>
      <text:p text:style-name="P20"><text:tab/>University of Victoria graduate student representative to department<text:tab/>2014 – 2015</text:p>
      <text:p text:style-name="P20"><text:soft-page-break/><text:tab/>University of Waterloo undergraduate student representative to department<text:tab/>2008 – 2011</text:p>
      <text:p text:style-name="P115"><text:span text:style-name="T140">Professional Memberships</text:span><text:tab/></text:p>
      <text:p text:style-name="P32"><text:span text:style-name="T42"><text:tab/></text:span><text:span text:style-name="T54">WALLABY survey member (Technical Working Group 1)</text:span><text:span text:style-name="T42"><text:tab/></text:span><text:span text:style-name="T54">2020 </text:span><text:span text:style-name="T38">–</text:span><text:span text:style-name="T54"> present<text:line-break/><text:tab/> <text:s/></text:span><text:span text:style-name="T72">TWG 1 co-chair: 2024 – present</text:span></text:p>
      <text:p text:style-name="P32"><text:span text:style-name="T72"><text:tab/></text:span><text:span text:style-name="T73">MIGHTEE-HI survey member<text:tab/>2023 – present</text:span></text:p>
      <text:p text:style-name="P32"><text:span text:style-name="T54"><text:tab/>MHONGOOSE survey member<text:tab/>2020 </text:span><text:span text:style-name="T38">– </text:span><text:span text:style-name="T54">present</text:span></text:p>
      <text:p text:style-name="P54"><text:span text:style-name="T188"><text:tab/></text:span><text:span text:style-name="T207">SKA </text:span><text:span text:style-name="T206">Cosmology</text:span><text:span text:style-name="T207"> Science Working Group member<text:tab/>202</text:span><text:span text:style-name="T206">2</text:span><text:span text:style-name="T207"> </text:span><text:span text:style-name="T191">– </text:span><text:span text:style-name="T207">present</text:span></text:p>
      <text:p text:style-name="P33"><text:span text:style-name="T54"><text:tab/></text:span><text:span text:style-name="T63">SKA HI Galaxy Science Working Group member<text:tab/>2021 </text:span><text:span text:style-name="T38">– </text:span><text:span text:style-name="T63">present</text:span></text:p>
      <text:p text:style-name="P36"><text:span text:style-name="T54"><text:tab/></text:span><text:span text:style-name="T38">Virgo Consortium for Cosmological Supercomputer Simulations </text:span><text:span text:style-name="T57">m</text:span><text:span text:style-name="T38">ember<text:tab/>2013 </text:span><text:span text:style-name="T41">– </text:span><text:span text:style-name="T38">present</text:span></text:p>
      <text:p text:style-name="P32"><text:span text:style-name="T42"><text:tab/></text:span><text:span text:style-name="T46">Canadian Astronomical Society (CASCA) Ordinary Member<text:tab/>2016 – </text:span><text:span text:style-name="T48">2019</text:span></text:p>
      <text:p text:style-name="P19"><text:tab/>International Astronomical Union (IAU) Junior Member<text:tab/>2018 – present</text:p>
      <text:p text:style-name="P113"><text:span text:style-name="T294">Public codes &amp; utilities</text:span><text:tab/></text:p>
      <text:p text:style-name="P124"><text:span text:style-name="T202">A</text:span><text:span text:style-name="T183">s lead author:</text:span></text:p>
      <text:p text:style-name="P42"><text:span text:style-name="T202"><text:tab/></text:span><text:span text:style-name="T213">SWIFTGalaxy<text:tab/>2022</text:span><text:span text:style-name="T201"><text:line-break/><text:tab/> <text:s/>github.com/</text:span><text:span text:style-name="T203">SWIFTSIM</text:span><text:span text:style-name="T201">/swiftgalaxy</text:span></text:p>
      <text:p text:style-name="P31"><text:span text:style-name="T42"><text:tab/></text:span><text:span text:style-name="T59">MARTINI: Mock Array Radio Telescope Interferometry of the Neutral ISM<text:tab/>2019<text:line-break/><text:tab/> <text:s/>github.com/kyleaoman/martini</text:span></text:p>
      <text:p text:style-name="P18"><text:tab/>read_eagle (python-only version)<text:tab/>2019<text:line-break/><text:tab/> <text:s/>github.com/kyleaoman/pyread_eagle</text:p>
      <text:p text:style-name="P18"><text:tab/>eagleSQLTools (python3 version)<text:tab/>2018<text:line-break/><text:tab/> <text:s/>github.com/kyleaoman/eagleSqlTools</text:p>
      <text:p text:style-name="P30">As contributor:</text:p>
      <text:p text:style-name="P30"><text:tab/>astropy, SWIFTSimIO, <text:span text:style-name="T313">3D</text:span>Barolo</text:p>
      <text:p text:style-name="P109"><text:span text:style-name="T141">Languages</text:span><text:tab/></text:p>
      <text:p text:style-name="P4"><text:span text:style-name="T39"><text:tab/></text:span><text:span text:style-name="T42">English (native), French (native), </text:span><text:span text:style-name="T48">Dutch (basic)</text:span></text:p>
      <text:p text:style-name="P108"><text:span text:style-name="T179">Citizenship</text:span><text:tab/></text:p>
      <text:p text:style-name="P3"><text:span text:style-name="T42"><text:tab/></text:span><text:span text:style-name="T43">Canadian</text:span></text:p>
      <text:p text:style-name="P116"/>
      <text:p text:style-name="P117">References<text:tab/></text:p>
      <text:p text:style-name="P40"><text:span text:style-name="T189"><text:tab/>Prof. </text:span><text:span text:style-name="T195">Carlos Frenk</text:span><text:span text:style-name="T189"><text:line-break/><text:tab/></text:span><text:span text:style-name="T195">Institute for Computational Cosmology</text:span><text:span text:style-name="T190">, </text:span><text:span text:style-name="T195">Durham University</text:span><text:span text:style-name="T190"><text:line-break/><text:tab/>+</text:span><text:span text:style-name="T195">44 191 334 3641</text:span><text:span text:style-name="T190"><text:line-break/><text:tab/></text:span><text:a xlink:type="simple" xlink:href="mailto:c.s.frenk@durham.ac.uk" text:style-name="Internet_20_link" text:visited-style-name="Visited_20_Internet_20_Link"><text:span text:style-name="T195">c.s.frenk@durham.ac.uk</text:span></text:a></text:p>
      <text:p text:style-name="P2"><text:span text:style-name="T39"><text:tab/></text:span><text:span text:style-name="T56">Prof. Scott Trager<text:line-break/><text:tab/>Kapteyn Astronomical Institute, Rijksuniversiteit Groningen<text:line-break/><text:tab/>+31 50 363 6625<text:line-break/><text:tab/></text:span><text:a xlink:type="simple" xlink:href="mailto:sctrager@astro.rug.nl" text:style-name="Internet_20_link" text:visited-style-name="Visited_20_Internet_20_Link"><text:span text:style-name="T56">sctrager@astro.rug.nl</text:span></text:a></text:p>
      <text:p text:style-name="P41"><text:span text:style-name="T76"><text:tab/></text:span><text:span text:style-name="T75">Prof. Julio Navarro</text:span><text:span text:style-name="T74"><text:line-break/></text:span><text:span text:style-name="T75"><text:tab/>Department of Physics &amp; Astronomy, University of Victoria<text:line-break/><text:tab/>+1 250 721 6644<text:line-break/><text:tab/></text:span><text:a xlink:type="simple" xlink:href="mailto:jfn@uvic.ca" text:style-name="Internet_20_link" text:visited-style-name="Visited_20_Internet_20_Link"><text:span text:style-name="T75">jfn@uvic.ca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T1" style:family="text">
      <style:text-properties fo:font-style="italic" officeooo:rsid="0013b216" style:font-style-asian="italic" style:font-style-complex="italic"/>
    </style:style>
    <style:style style:name="MT2" style:family="text">
      <style:text-properties fo:font-style="italic" officeooo:rsid="00f82310" style:font-style-asian="italic" style:font-style-complex="italic"/>
    </style:style>
    <style:style style:name="MT3" style:family="text">
      <style:text-properties officeooo:rsid="00fedcab"/>
    </style:style>
    <style:style style:name="MT4" style:family="text">
      <style:text-properties officeooo:rsid="0013b216"/>
    </style:style>
    <style:page-layout style:name="Mpm1">
      <style:page-layout-properties fo:page-width="21.59cm" fo:page-height="27.94cm" style:num-format="1" style:print-orientation="portrait" fo:margin-top="1.03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65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tab/><text:span text:style-name="MT1">Curriculum Vitae – </text:span><text:span text:style-name="MT2">Dr </text:span><text:span text:style-name="MT1">Kyle A Oman</text:span></text:p>
      </style:header>
      <style:header-first>
        <text:p text:style-name="MP1"><text:tab/><text:span text:style-name="MT3">Updated </text:span><text:span text:style-name="MT3"><text:date style:data-style-name="N36" text:date-value="2024-03-19T17:02:53.070073337">2024-03-19</text:date></text:span><text:tab/></text:p>
      </style:header-first>
      <style:footer>
        <text:p text:style-name="Footer"><text:tab/><text:page-number text:select-page="current">15</text:page-number> <text:span text:style-name="MT4">of </text:span><text:span text:style-name="MT4"><text:page-count>15</text:page-count></text:span></text:p>
      </style:footer>
      <style:footer-first>
        <text:p text:style-name="Footer"><text:tab/><text:page-number text:select-page="current">1</text:page-number> <text:span text:style-name="MT4">of </text:span><text:span text:style-name="MT4"><text:page-count>15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yle Oman</meta:initial-creator>
    <meta:creation-date>2016-10-06T15:19:28.182403847</meta:creation-date>
    <meta:generator>LibreOffice/7.3.7.2$Linux_X86_64 LibreOffice_project/30$Build-2</meta:generator>
    <dc:date>2024-03-19T17:02:52.993287634</dc:date>
    <meta:editing-duration>P1DT16H51M37S</meta:editing-duration>
    <meta:editing-cycles>179</meta:editing-cycles>
    <meta:document-statistic meta:table-count="0" meta:image-count="1" meta:object-count="0" meta:page-count="15" meta:paragraph-count="241" meta:word-count="4220" meta:character-count="31733" meta:non-whitespace-character-count="27193"/>
  </office:meta>
</office:document-meta>
</file>